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4986*"/>
    </style:style>
    <style:style style:name="Table1.A1" style:family="table-cell">
      <style:table-cell-properties fo:padding="0in" fo:border="none"/>
    </style:style>
    <style:style style:name="P1" style:family="paragraph" style:parent-style-name="Text_20_body">
      <style:text-properties officeooo:rsid="0017e637"/>
    </style:style>
    <style:style style:name="P2" style:family="paragraph" style:parent-style-name="Text_20_body">
      <style:text-properties officeooo:rsid="0017e637" officeooo:paragraph-rsid="00b0d722"/>
    </style:style>
    <style:style style:name="P3" style:family="paragraph" style:parent-style-name="Text_20_body">
      <style:text-properties fo:font-weight="bold" officeooo:rsid="0017e637" officeooo:paragraph-rsid="00aef533" style:font-weight-asian="bold" style:font-weight-complex="bold"/>
    </style:style>
    <style:style style:name="P4" style:family="paragraph" style:parent-style-name="Text_20_body">
      <style:text-properties officeooo:paragraph-rsid="00b0d722"/>
    </style:style>
    <style:style style:name="P5" style:family="paragraph" style:parent-style-name="Text_20_body">
      <style:text-properties officeooo:rsid="00b0d722" officeooo:paragraph-rsid="00b0d722"/>
    </style:style>
    <style:style style:name="P6" style:family="paragraph" style:parent-style-name="Text_20_body">
      <style:text-properties officeooo:rsid="0017e637"/>
    </style:style>
    <style:style style:name="P7" style:family="paragraph" style:parent-style-name="Text_20_body">
      <style:text-properties officeooo:rsid="0017e637" officeooo:paragraph-rsid="00b9674d"/>
    </style:style>
    <style:style style:name="P8" style:family="paragraph" style:parent-style-name="Text_20_body">
      <style:text-properties officeooo:rsid="0017e637" officeooo:paragraph-rsid="00b97a7c"/>
    </style:style>
    <style:style style:name="P9" style:family="paragraph" style:parent-style-name="Text_20_body">
      <style:text-properties officeooo:paragraph-rsid="00b9674d"/>
    </style:style>
    <style:style style:name="P10" style:family="paragraph" style:parent-style-name="Text_20_body">
      <style:text-properties officeooo:paragraph-rsid="00b97a7c"/>
    </style:style>
    <style:style style:name="T1" style:family="text">
      <style:text-properties officeooo:rsid="00b0d722"/>
    </style:style>
    <style:style style:name="T2" style:family="text">
      <style:text-properties officeooo:rsid="00b9674d"/>
    </style:style>
    <style:style style:name="T3" style:family="text">
      <style:text-properties officeooo:rsid="00b97a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Line1742938875456">
          <table:table-cell table:style-name="Table1.A1" office:value-type="string">
            <text:p text:style-name="Text_20_body"/>
          </table:table-cell>
          <table:table-cell table:style-name="Table1.A1" office:value-type="string">
            <text:p text:style-name="P3">CHAPTER TEN<text:line-break/>HALLOWEEN </text:p>
          </table:table-cell>
        </table:table-row>
        <table:table-row table:style-name="TableLine1742938840368">
          <table:table-cell table:style-name="Table1.A1" office:value-type="string">
            <text:p text:style-name="P4">τῇ δ’ ἐπιούσῃ ὁ Μάλθακος ἐδόκει ἐψευσμένος ἑαυτοῦ ὁρῶν τὸν Ἄρειον καὶ τὸν Ῥοῶνα ε”τι παρόντας ἐν τῷ Ὑογοήτου ταλαιπώρους μὲν φαινομένους φαιδροὺς δ’ ἀμέλει.</text:p>
          </table:table-cell>
          <table:table-cell table:style-name="Table1.A1" office:value-type="string">
            <text:p text:style-name="P2">Malfoy couldn't believe his eyes when he saw that Harry and Ron were still at Hogwarts the next day, looking tired but perfectly cheerful. </text:p>
          </table:table-cell>
        </table:table-row>
        <table:table-row table:style-name="TableLine1742938833296">
          <table:table-cell table:style-name="Table1.A1" office:value-type="string">
            <text:p text:style-name="P4">καί μὴν οὗτοι ἤδη ἐνόμιζον τὸ τοῦ κυνὸς τρικεφάλου λαμπρόν τι εἶναι καὶ εἷς τοσοῦτο ἀξιόλογον ὥστε ἑκόντες παθεῖν ἂν παρόμοιόν τι.</text:p>
          </table:table-cell>
          <table:table-cell table:style-name="Table1.A1" office:value-type="string">
            <text:p text:style-name="P2">Indeed, by the next morning Harry and Ron thought that meeting the three-headed dog had been an excellent adventure, and they were quite keen to have another one.</text:p>
          </table:table-cell>
        </table:table-row>
        <table:table-row table:style-name="TableLine1742938831120">
          <table:table-cell table:style-name="Table1.A1" office:value-type="string">
            <text:p text:style-name="P4">ὁ Ἄρειος τοίνυν ἐδίδαξε τὸν Ῥοῶνα τὰ τοῦ σκεύους τοῦ αὐχμηροῦ, ὅπως μετεκομίσθη τοῦτο ἐκ Γριγγώτου εἰς Ὑογοήτου ὡς ε’ὀικε.<text:span text:style-name="T1"> καὶ χρόνον διέτριψαν πολὺν σκοπούμενοι ὁποῖόν τι δὴ τύχοι δεόμενον τοῦ ἐν φυλακῇ τοσαύτῃ κατέχεσθαι.</text:span></text:p>
          </table:table-cell>
          <table:table-cell table:style-name="Table1.A1" office:value-type="string">
            <text:p text:style-name="P2">In the meantime, Harry filled Ron in about the package that seemed to have been moved from Gringotts to Hogwarts, and they spent a lot of time wondering what could possibly need such heavy protection.</text:p>
          </table:table-cell>
        </table:table-row>
        <table:table-row table:style-name="TableLine1742938846080">
          <table:table-cell table:style-name="Table1.A1" office:value-type="string">
            <text:p text:style-name="P4">καὶ ὁ Ῥοών <text:span text:style-name="T1">Ἢ</text:span> πολυτελέστατόν τί ἐστιν, ἔφη, ἢ οἷόν τε πολλὰ λυμαίνεσθαι.</text:p>
          </table:table-cell>
          <table:table-cell table:style-name="Table1.A1" office:value-type="string">
            <text:p text:style-name="P2">"It's either really valuable or really dangerous," said Ron. </text:p>
          </table:table-cell>
        </table:table-row>
        <table:table-row table:style-name="TableLine1742938846624">
          <table:table-cell table:style-name="Table1.A1" office:value-type="string">
            <text:p text:style-name="P4"><text:span text:style-name="T1">Ἢ</text:span> καί τὰ ἀμφότερα ἰσχύει, ἡδ’ ὃς ὁ Ἄρειος.</text:p>
          </table:table-cell>
          <table:table-cell table:style-name="Table1.A1" office:value-type="string">
            <text:p text:style-name="P2">"Or both," said Harry. </text:p>
          </table:table-cell>
        </table:table-row>
        <table:table-row table:style-name="TableLine1742938830032">
          <table:table-cell table:style-name="Table1.A1" office:value-type="string">
            <text:p text:style-name="P4">ἀλλ’ ἐπειδὴ οὐδὲν περὶ τοῦ κρυπτοῦ ᾔδεσαν πλὴν ὅτι διδάκτυλόν ἐστιν, οὐ κινδυνεύοιεν ἂν εἰκάσαι τί ἐστιν ε<text:span text:style-name="T1">ἰ</text:span> μὴ πλείω εὕροιεν.<text:span text:style-name="T1"> </text:span></text:p>
          </table:table-cell>
          <table:table-cell table:style-name="Table1.A1" office:value-type="string">
            <text:p text:style-name="P2">But as all they knew for sure about the mysterious object was that it was about two inches long, they didn't have much chance of guessing what it was without further clues.</text:p>
          </table:table-cell>
        </table:table-row>
        <table:table-row table:style-name="TableLine1742938846352">
          <table:table-cell table:style-name="Table1.A1" office:value-type="string">
            <text:p text:style-name="P5">ἀλλ’ οὔθ’ ὁ Νεφελώδης οὔθ’ ἡ Ἑρμιόνη ἐσπούδαζεν εἰδέναι τί ὑπόκειται τῷ κυνὶ καὶ τῇ θύρᾳ τῇ ἐπιρρακτῇ.</text:p>
          </table:table-cell>
          <table:table-cell table:style-name="Table1.A1" office:value-type="string">
            <text:p text:style-name="P2">Neither Neville nor Hermione showed the slightest interest in what lay underneath the dog and the trapdoor. </text:p>
          </table:table-cell>
        </table:table-row>
        <table:table-row table:style-name="TableLine1742938845536">
          <table:table-cell table:style-name="Table1.A1" office:value-type="string">
            <text:p text:style-name="P9">καὶ ἐκείνῳ γοῦν οὐδὲν ἐμέλει ὑπὲρ τὸ μὴ συνεῖναί ποτε τῷ κυνί.</text:p>
          </table:table-cell>
          <table:table-cell table:style-name="Table1.A1" office:value-type="string">
            <text:p text:style-name="P7">All Neville cared about was never going near the dog again. </text:p>
          </table:table-cell>
        </table:table-row>
        <table:table-row table:style-name="TableLine1742938845536">
          <table:table-cell table:style-name="Table1.A1" office:value-type="string">
            <text:p text:style-name="P9">ἀλλ’<text:span text:style-name="T2">ἡ</text:span> Ἑρμιόνη οὐκέτ’ ἤθελε διαλέγεσθαι οὔτε τῷ Ἁρείῳ οὔτε τῴ Ῥοῶνι.<text:span text:style-name="T2"> οἱ δέ διὰ τὴν πολυπραγμοσύνην αὐτῆς τοῦτ’ ἀγαθόν τι ἐνόμιζον.</text:span></text:p>
          </table:table-cell>
          <table:table-cell table:style-name="Table1.A1" office:value-type="string">
            <text:p text:style-name="P7">Hermione was now refusing to speak to Harry and Ron, but she was such a bossy know-it-all that they saw this as an added bonus.</text:p>
          </table:table-cell>
        </table:table-row>
        <table:table-row table:style-name="TableLine1742938845536">
          <table:table-cell table:style-name="Table1.A1" office:value-type="string">
            <text:p text:style-name="P9">ἤλπιζον δ’ οὖν δίκας λήψεσθαι τοῦ Μαλθάκου· τοῦτο γὰρ μέγιστον ἦν αὐτοῖς.<text:span text:style-name="T2"> ὥστε μάλισθ’ ἥδοντο ού πολλῷ ὕστερον, τοῦ ἀγγέλου χρῆμά τι κομίσαντος πάνυ σύμμετρον πρὸς τὴν τιμωρίαν.</text:span></text:p>
          </table:table-cell>
          <table:table-cell table:style-name="Table1.A1" office:value-type="string">
            <text:p text:style-name="P7">All they really wanted now was a way of getting back at Malfoy, and to their great delight, just such a thing arrived in the mail about a week later. </text:p>
          </table:table-cell>
        </table:table-row>
        <text:soft-page-break/>
        <table:table-row table:style-name="TableLine1742938845536">
          <table:table-cell table:style-name="Table1.A1" office:value-type="string">
            <text:p text:style-name="P9">τῶν γὰρ γλαυκῶν ἀφικομένων ὡς ε”θος εἰς τὸ μέγαρον, ἅπαντες εὐθὺς ἐθαύμαζον κατιδόντες σκεῦός τι μακρὸν καῖ λεπτὸν ὑπὸ στριγῶν <text:span text:style-name="T2">ἓ</text:span>ξ μεγάλων φερόμενον.</text:p>
          </table:table-cell>
          <table:table-cell table:style-name="Table1.A1" office:value-type="string">
            <text:p text:style-name="P7">As the owls flooded into the Great Hall as usual, everyone's attention was caught at once by a long, thin package carried by six large screech owls.</text:p>
          </table:table-cell>
        </table:table-row>
        <table:table-row table:style-name="TableLine1742938845536">
          <table:table-cell table:style-name="Table1.A1" office:value-type="string">
            <text:p text:style-name="P9">ὁ δ’ <text:span text:style-name="T2">Ἅ</text:span>ρειος οὐχ ἦττον σπουδάζων τῶν ἑτέρων μαθεῖν ὅ τι ε”νεστι τῷ τοσούτῳ σκεύει, μάλ’ ἐξεπλάγη ὅτε κατασκήψασαι αῖ γλαῦκες τοῦτο ἀφῆκαν ε”μπροσθεν αὐτοῦ, τὸ χοιρεῖον τάριχον ἅμα κατ’ ἔδαφος κρούσασαι.</text:p>
          </table:table-cell>
          <table:table-cell table:style-name="Table1.A1" office:value-type="string">
            <text:p text:style-name="P7">Harry was just as interested as everyone else to see what was in this large parcel, and was amazed when the owls soared down and dropped it right in front of him, knocking his bacon to the floor.</text:p>
          </table:table-cell>
        </table:table-row>
        <table:table-row table:style-name="TableLine1742938845536">
          <table:table-cell table:style-name="Table1.A1" office:value-type="string">
            <text:p text:style-name="P9">κα<text:span text:style-name="T2">ὶ</text:span> αὗταί γε μὲν ἄρτι ἐκποδὼν ε”πταντο, ἄλλη δέ τις ἐπιστολὴν ἀφῆκεν ἐπὶ τὸ σκεῦος.</text:p>
          </table:table-cell>
          <table:table-cell table:style-name="Table1.A1" office:value-type="string">
            <text:p text:style-name="P7">They had hardly fluttered out of the way when another owl dropped a letter on top of the parcel.</text:p>
          </table:table-cell>
        </table:table-row>
        <table:table-row table:style-name="TableLine1742938845536">
          <table:table-cell table:style-name="Table1.A1" office:value-type="string">
            <text:p text:style-name="P9">ὁ δ’ <text:span text:style-name="T2">Ἅ</text:span>ρειος τήν γ’ ἐπιστολὴν πρῶτον ἔλυσεν, εὖ ποιῶν.<text:span text:style-name="T2"> ἀνέγνω γὰρ τάδε· </text:span></text:p>
          </table:table-cell>
          <table:table-cell table:style-name="Table1.A1" office:value-type="string">
            <text:p text:style-name="P7">Harry ripped open the letter first, which was lucky, because it said: </text:p>
          </table:table-cell>
        </table:table-row>
        <table:table-row table:style-name="TableLine1742938845536">
          <table:table-cell table:style-name="Table1.A1" office:value-type="string">
            <text:p text:style-name="P9"><text:span text:style-name="T2">Μαγονωγαλέα Ἁρείῳ Ποτῆρι οὐ μὴ λύσεις τὸ σκεῦος μεταξῦ ἀριστῶν. ἔνεστιν ὁ Ὑπερνεφελός Δισχιλιοστὸς σοῦ νεοχμός. ἀλλ’ οὐκ ἐθέλω πάντας συνειδέναι σοὶ σάρον ἔχοντι. αὐτοὶ γὰρ ἐπιθυμοῖεν ἂν τοιοῦτο λαβεῖν.</text:span></text:p>
          </table:table-cell>
          <table:table-cell table:style-name="Table1.A1" office:value-type="string">
            <text:p text:style-name="P7">DO NOT OPEN THE PARCEL AT THE TABLE. It contains your new Nimbus Two Thousand, but I don't want everybody knowing you've got a broomstick or they'll all want one.</text:p>
          </table:table-cell>
        </table:table-row>
        <table:table-row table:style-name="TableLine1742938845536">
          <table:table-cell table:style-name="Table1.A1" office:value-type="string">
            <text:p text:style-name="P10">ὁ Ὀλοφώϊος ρΎλης πρὸς τῷ ι’καροσφαιριστηρίῳ συμβαλεῖ σοὶ περὶ πρώτην φυλακὴν τῆς νυκτὸς τὸ πρῶτον γυμνασομένῳ.<text:span text:style-name="T3"> ἔρρωσο.</text:span></text:p>
          </table:table-cell>
          <table:table-cell table:style-name="Table1.A1" office:value-type="string">
            <text:p text:style-name="P8">Oliver Wood will meet you tonight on the Quidditch field at seven o'clock for your first training session.<text:span text:style-name="T3"> </text:span>Professor McGonagall</text:p>
          </table:table-cell>
        </table:table-row>
        <table:table-row table:style-name="TableLine1742938845536">
          <table:table-cell table:style-name="Table1.A1" office:value-type="string">
            <text:p text:style-name="P10">ὁ δ<text:span text:style-name="T3">' Ἅ</text:span>ρειος δῆλος ἦν γεγηθὼς ἐν ᾧ ἐδίδου τὴν ἐπιστολὴν τῷ Ῥοῶνι ἀναγνῶναι.</text:p>
          </table:table-cell>
          <table:table-cell table:style-name="Table1.A1" office:value-type="string">
            <text:p text:style-name="P8">Harry had difficulty hiding his glee as he handed the note to Ron to read. </text:p>
          </table:table-cell>
        </table:table-row>
        <table:table-row table:style-name="TableLine1742938845536">
          <table:table-cell table:style-name="Table1.A1" office:value-type="string">
            <text:p text:style-name="P10">ὁ δέ ὥσπερ ἐπιφθόνως διακείμενος αὐτῷ εἶπεν ὅτι Ὠ Ὑπερ- νεφελὸς Δισχιλιοστός.<text:span text:style-name="T3"> οὐδ’ ἡψάμην οὐδέποτε τοῦ τοιούτου.</text:span></text:p>
          </table:table-cell>
          <table:table-cell table:style-name="Table1.A1" office:value-type="string">
            <text:p text:style-name="P8">"A Nimbus Two Thousand!" Ron moaned enviously. "I've never even touched one." </text:p>
          </table:table-cell>
        </table:table-row>
        <table:table-row table:style-name="TableLine1742938845536">
          <table:table-cell table:style-name="Table1.A1" office:value-type="string">
            <text:p text:style-name="Text_20_body"/>
          </table:table-cell>
          <table:table-cell table:style-name="Table1.A1" office:value-type="string">
            <text:p text:style-name="P1"/>
          </table:table-cell>
        </table:table-row>
        <table:table-row table:style-name="TableLine1742938845536">
          <table:table-cell table:style-name="Table1.A1" office:value-type="string">
            <text:p text:style-name="Text_20_body"/>
            <text:p text:style-name="Text_20_body">ἐπειγόμενοι δέ ταχέως ἀπέβησαν ἐκ τοῦ μεγάρου, θέλοντες ι’δίᾳ λῦσαι τὸ σάρον πρὸ τῆς πρῶ σχολῆς.</text:p>
            <text:p text:style-name="Text_20_body">ἀλλὰ μέχρι μέσης τῆς αὐλῆς μόνον προχωρήσαντες συνέβαλον τῷ Καρκίνῳ καῖ τῷ Κέρκοπι φράττουσι τὴν κλίμακα.</text:p>
            <text:p text:style-name="Text_20_body">ὁ δέ Μάλθακος τὸ σκεῦος ἀναρπάσας ἐψηλάφησεν.</text:p>
            <text:p text:style-name="Text_20_body">βαλὼν δέ πάλιν αὐτὸ πρὸς τὸν“Άρειον ἐφαίνετο ἅμα καὶ ἐπίφθονος ὢν καῖ δυσμενής.</text:p>
            <text:p text:style-name="Text_20_body"><text:soft-page-break/>’ἷΗ καῖ σάρον ἐστίν, ἔφη.</text:p>
            <text:p text:style-name="Text_20_body">δίκας οὖν δώσει τὸ νῦν, ὦ Ποτέρ, οὐκ ἐξὸν τοῖς γε πρωτοπείροις ἔχειν τὰ τοιαῦτα.</text:p>
            <text:p text:style-name="Text_20_body">ὁ Ῥοών μέντοι ἀπὸ ταύτομάτου Ἀλλ’ οὔκ ἔστιν, ἐφη, τοῦτο τῶν ἐπιτυχόντων σάρων τῶν ἐγκυκλίων Ὑπερνεφελός γάρ ἐστι Δισχιλ- ιοστός.</text:p>
            <text:p text:style-name="Text_20_body">ποῖον εἶπας οἴκοι εἶναι σοί, ῶ Μάλθακε; ἦ Κομήτης Διακο- σιοστός Ἑξηκοστός; καὶ μεταξὺ μειδιῶν πρὸς ’Ἀρειον ἀναλαβών Οἱ γὰρ Κομῆται δοκοῦσι μὲν τοῦ σεμνοῦ μετέχειν, ἔργῳ δέ πολλῶ καταδεέστεροι ὑπάρχουσι τῶν Ὑπερνεφελῶν.</text:p>
            <text:p text:style-name="Text_20_body">ἐκεῖνος δέ πικρῶς Ἦ που εἰκός ἐστι σέ εἰδέναι τι περὶ τούτου, ὅς γ’ οὐκ ἱκανὸς εἴης ὠνεῖσθαι οὐδὲ τὸ ἥμισυ τῆς κώπης; ἀλλὰ δεῖ σέ δήπου καὶ τοὺς ἀδελφοὺς κατὰ κλῶνα ἀγοράζειν τὰ σάρα, τὸ ἀργύριον κατὰ μικρὸν ἀποτιθέντας.</text:p>
            <text:p text:style-name="Text_20_body">μέλλοντος δ’ ἔτι τοῦ Ῥοῶνος ἀποκρινεῖσθαι, ὁ σοφιστὴς Φιλη- τικός παρὰ τῷ Μαλθάκῳ ἐφάνη.</text:p>
            <text:p text:style-name="Text_20_body">Μῶν ἐρίζετέ μοι, ἔφη τῇ φωνῇ γυναικείᾳ.</text:p>
            <text:p text:style-name="Text_20_body">Ὁ γὰρ Ποτὴρ σάρον δέδεκται, ὦ σοφιστά, εἶπεν εὐθύς ὁ Μάλθακος, ΤΑ ΝΕΚΥΣΙΑ 135 ἐκεῖνος δέ Ναὶ ναὶ καλῶς ἔχει, ἔφη μειδιῶν τέως πρὸς τὸν ’Ἀρειον ἡ γὰρ Μαγονωγαλέα σαφῶς μοι ἀπέδειξε διάφορα ὅντα τὰ σά, ὦ Ποτέρ.</text:p>
            <text:p text:style-name="Text_20_body">καὶ ποῖόν ἐστιν αὐτό,· ὁ δ’ ’Άρειος μόνον οὐκ ἐγέλα ἰδὼν τὸν Μάλθακον δεινὸν βλέποντα.</text:p>
            <text:p text:style-name="Text_20_body">Ὑπερνεφελός ἐστιν, ἔφη, Δισχιλιοστός.</text:p>
            <text:p text:style-name="Text_20_body">καῖ τόδε τοῦ χρυσοῦ Μαλθάκου ἀπολαύω.</text:p>
            <text:p text:style-name="Text_20_body">καὶ ὁ ’Ἀρειος καί ὁ Ῥοών κατὰ τάχος ἀνέβησαν, τὸν δέ γέλωτα εἰρωνευόμενοι ἐπεκρύπτοντο· μάλιστα γὰρ ἠγάπων τὸν Μάλθακον ὁρῶντες ὀργιζόμενόν τε καὶ ἀποροῦντα.</text:p>
            <text:p text:style-name="Text_20_body">ἐπειδὴ δ’ εἷς ἄκραν τὴν κλίμακα ἀφίκοντο ὁ ’Άρειος πολλοῦ μετὰ γέλωτος Ἀλλ’ ἀληθές γάρ ἐστιν.</text:p>
            <text:p text:style-name="Text_20_body">εἰ δέ μὴ τὸ παντομνημονευτικὸν ἀφείλετο τῷ Νεφελώδει ἐκεῖνος, ἐγὼ οὐκ ἂν ἐγενόμην τῆς <text:soft-page-break/>ἀγέλης.</text:p>
            <text:p text:style-name="Text_20_body">φωνὴν δ ’ ἤκουσέ τινος κατόπιν ὀργίλως φθεγγομένης τοιάδε· Καὶ δῆτα νομίζεις μισθὸν εἶναι τοῦτο ἀξιον τῆς ἀδικίας; ἡ γὰρ Ἑρμιόνη ἐβάδιζεν ἀνὰ τὴν κλίμακα δριμὺ βλέπουσα πρὸς τὸ ἐν ταῖς χερσῖν ἐκείνου.</text:p>
            <text:p text:style-name="Text_20_body">ὁ δέ Πῶς σύ, ἔφη, σαυτὸν νῦν δὴ ἀξιοῖς διαλέγεσθαι μεθ’ ἡμῶν; καῖ ὁ Ῥοών Καὶ γὰρ εὖ ποιοῦσα ἐκ τοσούτου ούδέν ἔλεγες.</text:p>
            <text:p text:style-name="Text_20_body">ἐκείνη δέ περιοργὴς ἀπέβη.</text:p>
            <text:p text:style-name="Text_20_body">ὁ δ’ ’Άρειος πᾶσαν τὴν ἡμέραν τὸν νοῦν μόλις προσεῖχεν τῇ σχολῇ.</text:p>
            <text:p text:style-name="Text_20_body">ἐνενόει γὰρ ἄλλοτε μέν τὸ σάρον ὅτι ἐν τῷ δωματίῳ κεῖται ὑπὸ τῇ κοίτῃ, ἄλλοτε δέ τὸ ι’καροσφαιριστήριον’ ἐνθάδε γὰρ τῆς ἑσπέρας μαθήσεσθαι ι’καροσφαιρίζειν.</text:p>
            <text:p text:style-name="Text_20_body">καῖ ἀπὸ δείπνου ὅσον τάχιστα φαγὼν ὡς ἀμέλει περὶ οὐδενὸς ποιησάμενος τὰ ὀψά ἀνέβη μετὰ τοῦ Ῥοῶνος λύσων τέλος τὸν (Υπερνεφελόν Δισχιλιοστόν, Ούά, ἦ δ’ ὃς ὁ Ῥοων ἰδὼν τὸ σάρον ἐπὶ τῆς Ἁρείου κοίτης ἀνακεκαλυμμένον.</text:p>
            <text:p text:style-name="Text_20_body">καὶ ἐκεῖνος καίπερ οὐδὲν ἐπιστάμενος περὶ τὰ σάρα ἐνόμισε τοῦτό γε θαυμαστὸν δὴ εἶναι.</text:p>
            <text:p text:style-name="Text_20_body">ἦν γὰρ λεῖον καί λαμπρὸν καὶ κώπην μέν εἶχεν ἀπ’ ἐρυθροξύλου ἐσκευασμένην, κέρκον δέ δολιχὴν ἀπ’ ὀρθῶν κλωνίων κοσμίως πεποιημένην.</text:p>
            <text:p text:style-name="Text_20_body">καὶ τὸ “Υπερνεφελὸς Δισ- χιλιοστὸς ἐνεγέγραπτο χαρακτῆρσι χρυσοῖς πρὸς τῴ ἀνωτέρω.</text:p>
            <text:p text:style-name="Text_20_body">ἀμφὶ δέ τὴν πρώτην φυλακὴν ὁ ’Άρειος ἐξελθὼν ἀπὸ τοῦ φρουρίου κνεφαῖος ἀνέβαινε πρὸς τὸ ι’καροσφαιριστήριον.</text:p>
            <text:p text:style-name="Text_20_body">πρότερον γὰρ οῦκ εἰσῆλθεν ἐκεῖσε.</text:p>
            <text:p text:style-name="Text_20_body">καὶ βάθρα εῖδε μυρία καθάπερ ἐν θεάτρῳ κατὰ κύκλον περίξ ὑψηλὸν ᾠκοδομημένα ὅπως οἱ θεαταὶ μετέωροι καθήμενοι ἄμεινον ἴδοιεν τὰ γιγνόμενα, καῖ ἑκατέρωθεν τοῦ σταδίου ἦσαν χάρακες τρεῖς χρυσοῖ, ἔκαστος κυκλίσκον ἐν ἄκρῳ παρέχων.</text:p>
            <text:p text:style-name="Text_20_body"><text:soft-page-break/>τῷ δ’ Ἁρείῳ ἐδόκουν πάνυ προσ- εικέναι τοῖς ξυλίνοις ἐκείνοις λεπτοῖς οἷς χρώμενοι οἱ Μυγαλίσκοι 136 ΑΡΕιοΣ ΠοΤΗΡ πομφόλυγας ποιοῦνται σαπωναρικάς, πλὴν ἀλλὰ πεντήκοντα ποδῶν ἦσαν τὸ ὕψος.</text:p>
            <text:p text:style-name="Text_20_body">μάλα δέ σπουδάζων αὖθις πέτεσθαι καὶ οὐ θέλων ὑπομεῖναι τὸν ’Ύλην, εἷς τὸ σάρον ἐμβὰς λακτίσματι ἀνεώθει ἀπὸ τοῦ ἐδάφους.</text:p>
            <text:p text:style-name="Text_20_body">οἷα γὰρ οἶα ἔχει θαύματα, κατασκήπτων περὶ τοὺς χάρακας καὶ ἅνω καῖ κάτω πετόμενος ῦπέρ τοῦ σταδίου.</text:p>
            <text:p text:style-name="Text_20_body">ἐδύνατο γὰρ ἀκριβῶς κυβερνᾶν τὸν (Υπερνεφελὸν Δισχιλιοστὸν ὅποι βούλοιτο ἠρέμα ἁπτόμενος αὐτοῦ.</text:p>
            <text:p text:style-name="Text_20_body">Οὗτος σύ, ὦ Ποτέρ.</text:p>
            <text:p text:style-name="Text_20_body">κατάβηθι.</text:p>
            <text:p text:style-name="Text_20_body">ὁ γὰρ Ὀλοφώῖος Ὕλης ἥκε, φέρων ἐν ἀγκάλαις κιβωτὸν μακρὰν καῖ ξυλίνην.</text:p>
            <text:p text:style-name="Text_20_body">ὁ δ”Άρειος κατέβη παρ’ αὐτόν.</text:p>
            <text:p text:style-name="Text_20_body">Καλῶς ἔχεις, ἔφη ὀξῦ δεδορκώς.</text:p>
            <text:p text:style-name="Text_20_body">ἡ γὰρ Μαγονωγαλέα ὀρθῶς εῖχεν εἰποῦσα σέ αὐτόφυτον παρέχειν τὴν τέχνην εὐμαθῆ πεφυκότα.</text:p>
            <text:p text:style-name="Text_20_body">καὶ αὐθημερὸν μὲν διδάξω σέ τοὺς νόμους ἐναγωνίους, ἔπειτα δέ δεήσει γυμνάζεσθαι συνὼν τοῖς ἄλλοις ἀγελαίοις τρίς καθ’ ἑβδομάδα.</text:p>
            <text:p text:style-name="Text_20_body">καὶ ἀνέῳξε τὴν κιβωτόν.</text:p>
            <text:p text:style-name="Text_20_body">ἐνῆσαν δέ σφαῖραι τέτταρες δια- φέρουσαι τό μέγεθος.</text:p>
            <text:p text:style-name="Text_20_body">ὁ δ’ ’Ύλης Λοιπόν, ἔφη.</text:p>
            <text:p text:style-name="Text_20_body">τὴν γάρ τοι ι’καροσφαιρικὴν ῥᾴδιον μέν ἐστι καταμαθεῖν, χαλεπὸν δέ που παίζειν.</text:p>
            <text:p text:style-name="Text_20_body">ἐφ’ ἑκατέρᾳ ἀγέλῃ ἑπτὰ ὑπάρχουσι σφαιρισταί, ὧν τρεῖς θηρευταί εἰσι.</text:p>
            <text:p text:style-name="Text_20_body">Τρεῖς θηρευταί, ἦ δ’ ὃς ὁ “Αρειος ι’δὼν ἐκεῖνον σφαῖραν λαμβ- άνοντα κοκκίνην ὁμοίαν τὸ μέγεθος <text:soft-page-break/>φουλλίκλῳ ποδοσφαιρικῴ.</text:p>
            <text:p text:style-name="Text_20_body">καὶ ἐκεῖνος αῦ Αὕτη γὰρ ἡ σφαῖρα κολοφῶν καλεῖται.</text:p>
            <text:p text:style-name="Text_20_body">οῖ θηρευταὶ ῥίπτουσι τὸν κολοφῶνα ἐπ’ ἀλλήλους θέλοντες ἱέναι διὰ κυκλίσκον ἵνα σκοποῦ τύχωσιν.</text:p>
            <text:p text:style-name="Text_20_body">ἡ γὰρ ἀγέλη κερδαίνει δέκα τίμια ὁσάκις ὁ κολοφῶν φέρεται διὰ κυκλίσκον.</text:p>
            <text:p text:style-name="Text_20_body">ε”γνωκας,· Οἵ γε μὴν θηρευταὶ ῥίπτουσι τὸν κολοφῶνα καῖ ῖᾶσι διὰ τοὺς κυκλίσκους ἵνα σκοποῦ τύχωσιν.</text:p>
            <text:p text:style-name="Text_20_body">ἐπεὶ παραπλήσιόν τί ἐστιν ἀμέλει τῇ καλαθοσφαιρικῇ, πλὴν ἀλλ’ ἔχει σάρα καί ἒξ κυκλίσκους.</text:p>
            <text:p text:style-name="Text_20_body">Τί δ’ ἐστιν ἡ καλαθοσφαιρική, εἶπεν ἐκεῖνος ὡς φιλομαθὴς ὤν.</text:p>
            <text:p text:style-name="Text_20_body">ὁ δ’Ἄρειος ταχέως Οὐδέν διαφέρει, ἔφη.</text:p>
            <text:p text:style-name="Text_20_body">Καὶ ἔστιν ἄλλος τις ἑκατέρᾳ τῇ ἀγέλῃ σφαιριστὴς φύλαξ καλούμενος.</text:p>
            <text:p text:style-name="Text_20_body">ἐγώ γὰρ φύλαξ ὢν τοῖς Γρυφινδώροις περιπέτομαι τούς ἡμετέρους κυκλίσκους κωλύσων τοὺς ἐναντίους τυχεῖν τοῦ σκοποῦ.</text:p>
            <text:p text:style-name="Text_20_body">καὶ ὁ ’Άρειος σπουδάζων τὰ πάντα μαθεῖν Θηρευταί γὰρ τρεῖς, ἔφη, καὶ φύλαξ εἷς καῖ παίζουσι μετὰ τοῦ κολοφῶνος.</text:p>
            <text:p text:style-name="Text_20_body">καλῶς ἔχει’ ταῦτά γ’ ἐπίσταμαι.</text:p>
            <text:p text:style-name="Text_20_body">τί δῆτα αἵδε ποιοῦσιν, ἐδείκνυ γὰρ τὰς σφαίρας τρεῖς ἔτι ἐν τῇ κιβωτῷ κειμένας.</text:p>
            <text:p text:style-name="Text_20_body">Δηλώσω σοὶ νυνί.</text:p>
            <text:p text:style-name="Text_20_body">λαβέ τόδε.</text:p>
            <text:p text:style-name="Text_20_body">ΤΑ ΝΕΚΥΣΙΑ 137 καὶ ε”δωκε τῷ Ἁρείῳ ῥόπαλόν τι μικρὸν οὐ πολὺ διαφέρον τοῦ τῆς σφαιριστικῆς ἣν αἱ παρ’ ἡμῖν παρθένοι παίζουσι.</text:p>
            <text:p text:style-name="Text_20_body">Δηλώσω σοὶ ὅ τι ποιεῖ τὰ ῥοπαλοσφαίρια.</text:p>
            <text:p text:style-name="Text_20_body">τώδε γὰρ ἐστὸν ῥοπαλοσφαιρίω, καὶ ἔδειξεν αὐτῷ δύο σφαίρας ὁμοίας ἀλλήλαις, μελαίνας οὔσας καῖ <text:soft-page-break/>ὀλίγῳ μικροτέρας τῆς κοκκίνης.</text:p>
            <text:p text:style-name="Text_20_body">αἱ δ’ ἐδόκουν τῷ ’Ἀρείῳ συν- τείνειν ὡς φευξόμεναι ἀπὸ τῶν ἱμάντων οἷς ἐν κιβωτῷ κατέχονται.</text:p>
            <text:p text:style-name="Text_20_body">Ἀπόστηθι ἐκ τοῦ μέσου, εἶπεν ἐκεῖνος νουθετῶν τὸν ’Άρειον.</text:p>
            <text:p text:style-name="Text_20_body">καὶ νεύσας ε”λυσεν ἓν τῶν ῥοπαλοσφαιρίων.</text:p>
            <text:p text:style-name="Text_20_body">καὶ εὐθὺς ἡ μέλαινα σφαῖρα τότε μὲν ἐπάνω ἐφέρετο, τότε δέ κατὰ κόρρης ε”βαλλε τὸν ’Ἀρειον ὁ δὲ σφενδονηδὸν διενεγκὼν τὸ ῥόπαλον ὅπως μὴ τὰς ῥῖνας ῥάττοιτο ἀφῆκε τὸ σφαίριον εἷς δόχμια καὶ σκολιά.</text:p>
            <text:p text:style-name="Text_20_body">κᾶπειτα περιδινῆσαν τοῦτο τὰς κεφαλὰς αὐτῶν μετῆλθε τὸν ’Ύλην ὁ δέ ἐνηλάμενος καὶ χαμᾶζε βιασάμενος μόλις κατέλαβεν αὐτό.</text:p>
            <text:p text:style-name="Text_20_body">ὟΗ δῆλον; ε”φη πνευστιῶν τι μεταξὺ καταβιαζόμενός τε τὸ ῥοπαλο- σφαίριον ε”τι παλαίων αὐτῷ βεβαίως δέων εἷς τὴν κιβωτόν.</text:p>
            <text:p text:style-name="Text_20_body">Τὰ ῥοπαλοσφαίρια ᾄττει ἅνω καί κάτω ἐκκρούσοντα τοὺς σφαιριστὰς ἀπὸ τῶν σάρων.</text:p>
            <text:p text:style-name="Text_20_body">διὸ χρὴ δύο ῥαιστῆρας ἐν ἀγέλῃ ἔχειν, ἀτὰρ καὶ οἱ δίδυμοι Εὐισήλιοι ἡμέτεροί εἶσι ραιστῆρες.</text:p>
            <text:p text:style-name="Text_20_body">ἔργον ἐστὶν ἀμύνειν μὲν τὰ ῥοπαλοσφαίρια τοῖς σφετέροις, ἀποκρούειν δέ πρὸς τοὺς ἐναν- τίους.</text:p>
            <text:p text:style-name="Text_20_body">ἦ καί ἔχεις τὰ πάντα; ὁ δ’ ’Άρειος ῥαψῳδῶν Τοῦτο μὲν οἶ θηρευταὶ τρεῖς ἐπιχειροῦσι σκοποῦ τυχεῖν τῷ κολοφῶνι· τοῦτὸ δέ ὁ φύλαξ φυλάττει τούς χάρακας· τοῦτο δὲ οἱ ραιστῆρες ἀμύνουσι τὰ ῥοπαλοσφαίρια τοῖς ἑαυτῶν σφαιρισταῖς.</text:p>
            <text:p text:style-name="Text_20_body">Εὖ γε.</text:p>
            <text:p text:style-name="Text_20_body">Ἡ ποτέ ἀπέκτεινέ τινα τὰ ῥοπαλοσφαίρια; εἶπεν ἐκεῖνος ἐλπίζων μὴ δοκήσειν ἄγαν σπουδαῖος εἶναι.</text:p>
            <text:p text:style-name="Text_20_body">Τῶν γε Ὑογοητίων οὐδένα.</text:p>
            <text:p text:style-name="Text_20_body">ὀλίγοι γὰρ τὴν σιαγόνα κατ- εάγασιν, οὐδέν δέ ὑπὲρ ταῦτα γέγονεν οὐδεπώποτε.</text:p>
            <text:p text:style-name="Text_20_body">ἄγε δή.</text:p>
            <text:p text:style-name="Text_20_body"><text:soft-page-break/>ὁ γὰρ ἐπίλοιπος τῶν σφαιριστῶν ζητητής ἐστι.</text:p>
            <text:p text:style-name="Text_20_body">ζητητὴν δ’ ὄντα σε’ οὐ δεῖ πράγματα ε”χειν ὑπὲρ τοῦ κολοφῶνος ἢ τῶν ῥοπαλοσφαιρίων - - Ἠν γε μὴ τὴν κεφαλήν μου δηλαδὴ καταρρήξωσι.</text:p>
            <text:p text:style-name="Text_20_body">Μηδὲν φροντίσῃς τούτου.</text:p>
            <text:p text:style-name="Text_20_body">οἱ γὰρ Εὐισήλιοι τεχνικώτεροί εἰσι πολλῷ τῶν ῥοπαλοσφαιρίων, πεφυκότες αὐτοὶ ὁμοῖοι ἀνθρωπίνοις δὴ ῥοπαλοσφαιρίοις.</text:p>
            <text:p text:style-name="Text_20_body">καὶ ἐκ τῆς κιβωτοῦ ε”λαβε τέλος τὴν τετάρτην σφαῖραν.</text:p>
            <text:p text:style-name="Text_20_body">παρα- τιθεμένη δέ τῷ τε κολοφῶνι καῖ τοῖς ῥοπαλοσφαιρίοις μικρότατον 138 ΑΡΕῙΟΣ Πο ΤΗΡ ἦν, πάνυ ὁμοιούμενον τὸ μέγεθος καρύῳ μεγάλῳ.</text:p>
            <text:p text:style-name="Text_20_body">χρυσοῦν δ’ ἦν καὶ ἐρριπίζετο συνεχῶς τὰ πτερὰ μικρὰ καὶ ἀργυρᾶ.</text:p>
            <text:p text:style-name="Text_20_body">Καὶ μὴν τοῦτο, ἔφη, φθαστέον ἐστὶ χρυσοῦν, ἀξιόλογον ὂν ὑπὲρ τὰς ἄλλας σφαίρας.</text:p>
            <text:p text:style-name="Text_20_body">καὶ πάνυ δυσάλωτόν ἐστιν οὕτω ταχὺ ὂν καὶ δυσόρατον.</text:p>
            <text:p text:style-name="Text_20_body">ἔργον δ’ οὖν τῷ ζητητῇ λαβεῖν αὐτό.</text:p>
            <text:p text:style-name="Text_20_body">δεῖ σε περιπετόμε- νον μεταξὺ τῶν τε θηρευτῶν καὶ τῶν ῥαιστήρων καῖ τῶν ῥοπαλο- σφαιρίων καὶ δὴ καὶ τοῦ κολοφῶνος φθάσαι τὸν ἕτερον ζητητὴν λαβόντα τὸ φθαστέον.</text:p>
            <text:p text:style-name="Text_20_body">ὁπότερος ἂν λάβῃ τὸ φθαστέον προσέτι κερ- δαίνει ἕκατον πεντήκοντα τίμια ὑπὲρ τῆς ἑαυτοῦ οἰκίας.</text:p>
            <text:p text:style-name="Text_20_body">ὥστε νικᾷ αὕτη ἡ οἰκία ὡς ἐπὶ τὸ πολύ.</text:p>
            <text:p text:style-name="Text_20_body">καὶ διὰ τοῦτο τοῖς ζητηταῖς πολλάκις ἐκ προνοίας προσπίπτει τις.</text:p>
            <text:p text:style-name="Text_20_body">ἡ δ ’ ι’καροσφαιρικὴ οὗ τελευτᾷ πρὶν ἂν ἕλῃ τις τὸ φθαστέον, ὥστε τὸν ἀγῶνα εἰς μακρὸν πολλάκις χρονίζεσθαι.</text:p>
            <text:p text:style-name="Text_20_body">ἦν γὰρ ὅτε, τὸ ἀγωνιστικώτατον, τρεῖς μῆνας ἐχρονίσατο.</text:p>
            <text:p text:style-name="Text_20_body">ε”δει γὰρ ἀεὶ ἀντεισάγειν τούς ἐπιτάκτους ὅπως οἱ <text:soft-page-break/>σφαιρισταί ὕπνου τύχοιεν.</text:p>
            <text:p text:style-name="Text_20_body">τοιαῦτα μὲν δὴ ταῦτα.</text:p>
            <text:p text:style-name="Text_20_body">ἦ θέλεις ε”τι ἐρωτῆσαί τι; ἀνένευσε δ’ ὁ Ἄρειος, ὡς εἰδὼς μὲν τί δραστέον, ἀγνοῶν δ’ ὅπως.</text:p>
            <text:p text:style-name="Text_20_body">ἐκεῖνος δ’ εὐλαβούμενος πάλιν ε”κλεισε τὸ φθαστέον εἷς τὴν κιβωτόν.</text:p>
            <text:p text:style-name="Text_20_body">Ἀλλ’ οὔπω, ἔφη, γυμναζώμεθα μετὰ τοῦ φθαστέου, σκο- ταῖοι δ’ ἤδη τάχ’ ἂν ἀπολέσαιμεν αὐτό.</text:p>
            <text:p text:style-name="Text_20_body">πειρώμεθα δὴ τάδε.</text:p>
            <text:p text:style-name="Text_20_body">ἔλαβε δέ μαρσίππιον ἐκ τοῦ κόλπου ε”χον ὀλίγα σφαιρία ἐγκύκλια τοῦ γκόλφ.</text:p>
            <text:p text:style-name="Text_20_body">τὸ γὰρ γκόλφ παίγνιόν ἐστί τι μαλ’ ἐν ἡδόνῃ γενόμενον τοῖς νῦν· οἶ δέ παίζοντες ταῖς βακτηρίαις τύπτουσι τὰ σφαιρία τὰ τοῦ γκόλφ-μικρά ἐστὶ καί λευκά-ἐλπίζοντες εἰς ὀπὴν εὖθυνεῖν μικροτάτην.</text:p>
            <text:p text:style-name="Text_20_body">καὶ ἐν ἀκαρεῖ ἀμφότεροι ἐμετεωρίζοντο, ὁ μὲν ἐρρωμένως παν- ταχόσε ῥίπτων τὰ σφαιρία, ὁ δέ κατὰ τὸ δυνατὸν ἐπιχειρῶν ἅμα καταλαβεῖν.</text:p>
            <text:p text:style-name="Text_20_body">πάντα δέ ἐνδεχομένου τοῦ Ἃρείου, ἐκεῖνος μάλισθ’ ἥδετο.</text:p>
            <text:p text:style-name="Text_20_body">μετὰ δ’ ἡμιώριον πολλῆς ἤδη νυκτὸς γενομένης οὐκέτ’ ἦν σφαιρίζειν.</text:p>
            <text:p text:style-name="Text_20_body">Ἠ μὴν τὴν Φιάλην ἐκείνην τὴν ἶκαροσφαιρικὴν εὖ οἶδ’ ὅτι τῆτες οἶσόμεθα.</text:p>
            <text:p text:style-name="Text_20_body">τοῦτο γὰρ ὁ Ὕλης πολλῆς μετ’ εὐψυχίας ε”λεγεν ἐν ᾧ ἐβάδιζον πάλιν πρὸς τὸ φρούριον.</text:p>
            <text:p text:style-name="Text_20_body">Οὐ γὰρ παράδοξον ἂν εἴη εἰ σύ τέλος ἀποβαίη βελτίων γενόμενος τοῦ Καρόλου Εὖισηλίου.</text:p>
            <text:p text:style-name="Text_20_body">οὗτος γὰρ ἐσφαίρισεν ἂν μετὰ τῆς τῶν ’Ἁγγλων ἀγέλης, εἰ μὴ ἀπῆλθε τοὺς δράκοντας θηρεύσων.</text:p>
            <text:p text:style-name="Text_20_body">»ιε οὗ μόνον ἡ τῆς ι’καροσφαιρικῆς ἄσκησις ἀλλὰ καὶ ἡ τῶν κατ’ οἶκον μαθημάτων μελέτη εἷς τοσοῦτο ἀπησχόλησαν τὸν Ἄρειον ὥστε πάνυ ἐθαύμαζε λογιζόμενος ὅτι ἤδη δίμηνος ἐνῴκει ἐν (Υογοήτου.</text:p>
            <text:p text:style-name="Text_20_body"><text:soft-page-break/>τὸ γὰρ φρούριον πάνυ οἰκειότερον ἥδη δοκεῖν αὐτῷ τῆς ΤΑ ΝΕΚΥΣΙΑ 139 τότε οἰκίας τῆς ἐν τῇ τῶν μυρσίνων ὁδῷ.</text:p>
            <text:p text:style-name="Text_20_body">καὶ αἱ σχολαὶ ἐπαγωγότε- ραι ἐγένοντο αὐτῷ τὰ πρῶτα ἐκμεμαθηκότι.</text:p>
            <text:p text:style-name="Text_20_body">τῇ δέ τῶν Νεκυσίων ἡμέρᾳ ἐγρηγορότες εὐθὺς κατὰ τὰς διαδρομὰς ῶσφραίνοντο κολοκύνθου ὀπτωμένου εὐώδους.</text:p>
            <text:p text:style-name="Text_20_body">καὶ πρὸς τούτῳ ἐν τῇ περὶ φίλτρων σχολῇ ὁ Φιλητικὸς ἤγγειλεν ὅτι νομίζει αὐτοὺς ἅλις ἥδη μεμαθηκέναι ὥστε καινουργεῖν τι περὶ τῆς μετακινήσεως, μαθησομένους πράττειν ὅπως μεταπτήσεταί τι κάκεῖσε καὶτὸ δεῦρο.</text:p>
            <text:p text:style-name="Text_20_body">τοῦτο γὰρ διὰ μακρὸν ἐβούλοντο ποιεῖν, ναὶ δὴ ἐξ οὗ εἶδον ἐκεῖνον πρᾶξαί τὴν τοῦ Νεφελώδους φρύνην περιπτάσθαι ἄνω καί κάτω περὶ τὸ διδασκαλεῖον.</text:p>
            <text:p text:style-name="Text_20_body">ἐκεῖνος δέ εἷς δύο ἔταξεν αὐτοὺς ἀσκήσοντας τὰ τῆς τέχνης.</text:p>
            <text:p text:style-name="Text_20_body">τῴ μὲν οὖν Ἀρείῳ συνεργὸς ἦν ὁ Σάμιος Φινιγάνης, ὅπερ αὐτῷ παραμύθιον ῆν.</text:p>
            <text:p text:style-name="Text_20_body">ὁ γὰρ Νεφελώδης βουλόμενος αὐτὸς συνεργάζεσθαι τῷ Ἁρείῳ γλίσχρον δὴ ἔβλεψε πρὸς αὐτόν.</text:p>
            <text:p text:style-name="Text_20_body">ὁ δέ Ῥοῶν σύνεργον εἶχε τὴν Ἑρμιόνην Γέρανον.</text:p>
            <text:p text:style-name="Text_20_body">δύσκριτον δ’ ῆν διαγνῶναι πότερον αὕτη ἤ ἐκεῖνος πλέον ἠνιάθη τοῦτο.</text:p>
            <text:p text:style-name="Text_20_body">ἡ γὰρ Ἑρμιόνη οὐδέν εἰρήκει οὐδετέρῳ αὐτῶν ἀφ’ οῦ ὁ Ἄρειος τὸ σάρον ἐδέξατο.</text:p>
            <text:p text:style-name="Text_20_body">ὁ δέ σοφιστὴς Φιλητικός, ἑστὼς κατὰ τὸ σύνηθες ἐπὶ σωρῴ βιβλίων, τῇ φωνῇ λιγείᾳ Μέμνησθε δῆτα τὰ τοῦ καρποῦ κινήματα, ἔφη, ἅπερ ἄρτι ἠσκοῦμεν.</text:p>
            <text:p text:style-name="Text_20_body">πάλλε καὶ παῖε, μέμνησο, πάλλε καὶ παῖε.</text:p>
            <text:p text:style-name="Text_20_body">καὶ ὀρθῶς φθέγγου τὰ μαγικὰ ῥήματα, τοῦτο γὰρ μέγιστον δή.</text:p>
            <text:p text:style-name="Text_20_body">μέμνησο καὶ τοῦ μάγου Βαρύφρονος.</text:p>
            <text:p text:style-name="Text_20_body"><text:soft-page-break/>οὗτος γὰρ τὸ σῖγμα φων- ήσας ἀντὶ τοῦ φεῖ ἀπέβη χαμαὶ κείμενος βουβάλου ἐπι τῶν στέρνων καθημένου.</text:p>
            <text:p text:style-name="Text_20_body">καὶ χαλεπώτατον ὡς ἀληθῶς ἧν.</text:p>
            <text:p text:style-name="Text_20_body">ὁ γὰρ ’Άρειος καὶ ὁ Σάμιος ε”παλλον μὲν καὶ ἔπαιον, τὸ δέ πτερὸν ὃ καὶ ἄνω ε”δει μετέωρον ἱέναι ε”κειτο ἁπλῶς ἐπὶ τῷ βάθρῳ.</text:p>
            <text:p text:style-name="Text_20_body">ἀτὰρ Σάμιος οὕτω ἠγανάκτει ὥστε σκαλεύσας τῇ ῥάβδῳ πυρὶ ἀνῆψε δή.</text:p>
            <text:p text:style-name="Text_20_body">τοῦτο δ’ ἔδει τὸν ’Άρειον κατασβέσαι τὸν πῖλον προσέχοντα.</text:p>
            <text:p text:style-name="Text_20_body">οὐδ’ ὁ Ῥοὼν πλησίον αὐτοῦ καθήμενος βέλτιον ἔπραττεν.</text:p>
            <text:p text:style-name="Text_20_body">Οὐιγγαρδιὸν λεουιοσά κεκραγὼς τοὺς βραχίονας οὐ βραχεῖς ὄντας ἅμα ἀνέσεισεν ἀνεμομύλῳ ἐοικώς.</text:p>
            <text:p text:style-name="Text_20_body">ἤκουσε δ’ ὁ ’Άρειος τῆς Ἑρμιόνης ἐπιτιμῶσης αὐτῷ ὧδέ Οὐκ ὀρθῶς φωνεῖς, ἔφη.</text:p>
            <text:p text:style-name="Text_20_body">ε”στι δέ Οὖιγγάρδιον λεουιώσα· δεῖ φωνῆσαι τὸ γὰρ μακρότερον.</text:p>
            <text:p text:style-name="Text_20_body">ὁ δέ παρωξυμμένος Φώνησον οὖν, ἔφη, αὐτὴ σοφωτέρα δὴ οὖσα.</text:p>
            <text:p text:style-name="Text_20_body">ἡ δέ συστειλαμένη ἑαυτὴν ἕπηλε τὴν ῥάβδον.</text:p>
            <text:p text:style-name="Text_20_body">Οὐιγγάρδιον, ἔφη, λεουιώσα.</text:p>
            <text:p text:style-name="Text_20_body">καὶ τὸ πτερὸν αὐτῶν ἀπὸ τοῦ βάθρου μετεωριζόμενον ἐξ ἀέρος ἐκρέματο ὑπέρ τῶν κεφαλῶν ὡς τέτταρας πόδας αἰωρούμενον.</text:p>
            <text:p text:style-name="Text_20_body">1 40 ΑΡΕΙΟΣ Πο ΤΗΡ Πύππαξ, κροτῶν εἶπεν ὀ Φιλητικός.</text:p>
            <text:p text:style-name="Text_20_body">ἰδού.</text:p>
            <text:p text:style-name="Text_20_body">ἀναβλέψασθε δεῦρο.</text:p>
            <text:p text:style-name="Text_20_body">ἡ γὰρ Γέρανος πέπραχε δή.</text:p>
            <text:p text:style-name="Text_20_body">ὁ δέ Ῥοών τελευτησάσης τῆς σχολῆς ἐξειστήκει τελέως ἑαυτοῦ.</text:p>
            <text:p text:style-name="Text_20_body"><text:soft-page-break/>Μὴ θαύμαζ’ εἷ πάντες χαλεπῶς φέρουσιν αὐτὴν μιαρωτάτην γενομένην, πιθοῦ μοι.</text:p>
            <text:p text:style-name="Text_20_body">τοιαῦτα γὰρ ἔλεγε τῷ Ἁρείῳ μεταξὺ βιαζ- όμενος μετ’ αὐτοῦ παρὰ τοὺς ἐν τῇ διαδρομῇ στενοχωρουμένους.</text:p>
            <text:p text:style-name="Text_20_body">ὠστίζετο δέ τις τῷ Ἁρείῳ ῥύμῃ παριοῦσα.</text:p>
            <text:p text:style-name="Text_20_body">κατιδὼν δέ τι τῆς ὅψεως ταύτης τὴν Ἑρμιόνην ἐγνώρισεν.</text:p>
            <text:p text:style-name="Text_20_body">ἐθορυβήθη δ ’ αὖ δακρυούσης αἰσθόμενος.</text:p>
            <text:p text:style-name="Text_20_body">’Ϊ-Ῑκουσε γὰρ σοῦ, ἔφη, οἶμαι.</text:p>
            <text:p text:style-name="Text_20_body">ἐκεῖνος δέ Τὸ δεῖνα, ἔφη.</text:p>
            <text:p text:style-name="Text_20_body">ξύνοιδε δήπου ἑαυτῇ φίλον οὐκ ε”χουσα οὐδένα,’ καίτοι αἰσχύνεσθαί τι ἐδόκει δή.</text:p>
            <text:p text:style-name="Text_20_body">ἐκείνη δ’ οὖν οὐ παρῆν τῇ ἐπιούσῃ σχολῇ, οὐδ’ εἶδέ τις αὐτὴν ἀνὰ πᾶσαν τὴν δείλην.</text:p>
            <text:p text:style-name="Text_20_body">προσιόντες δέ πρὸς τὸ μέγαρον ἐπὶ τὴν τῶν νεκυσίων ἑορτήν, ὁ (Ἁρειος καὶ ὁ Ῥοών παρήκουσαν τῆς Παραβάτιδος Πατίλης λεγούσης τῇ Λαφενδρίᾳ συνήθει οὔσῃ ῶς ἡ Ἑρμιόνη ἐν τῷ παρθενικῶ λουτρῶνι δακρυρροεῖ, τὰς δέ μελετᾶν αὐτῆς θελούσας ἑταίρας ἀπωθεῖ ἁπάσας.</text:p>
            <text:p text:style-name="Text_20_body">καὶ πρὸς τοῦτο ὁ Ῥοών καί πλέον αἰσχυνόμενος μέχρι γέ τινος ἐφαίνετο· μετ’ ὀλίγον δέ πάντων εἷς τὸ μέγαρον ἡκόντων ἐπελάθετο καὶ αὐτὸς τῆς γ’ Ἑρμιόνης.</text:p>
            <text:p text:style-name="Text_20_body">ἐξεπλάγησαν γὰρ πάντες ὁρῶντες τὰ θεατρικὰ τὰ τῆς πρὸς ἑορτὴν σκηνογραφικῆς θαυματουργίας.</text:p>
            <text:p text:style-name="Text_20_body">νυκτερίδες μὲν γὰρ χίλιαι περιεπέτοντο παρὰ τῶν τοίχων καῖ τοῦ ὀρόφου, χίλιαι δ’ αὖ κατέσκηπτον ὑπὲρ τῶν τραπεζῶν ἴσαι θυέλλαις μελαίναις, ὥστε ῥιπιζόμεναι μικροῦ ἐδέησαν κατασβέσαι τὰς ἐν κολοκύνθοις λαμπάδας.</text:p>
            <text:p text:style-name="Text_20_body">ἡ δέ θοίνη ἐξ ἀπροσδοκήτου ἀνεφάνη, καθάπερ ἡ κατ’ ἀρχὴν τῆς περιόδου.</text:p>
            <text:p text:style-name="Text_20_body">ὁ δ’ Ἄρειος ὠρέγετο πρὸς γεωμῆλον μετ’ αὐτοῦ τοῦ φλοιοῦ ὠπτημένον καὶ ὁ Κίουρος εἶσέδραμεν εἷς τὸ <text:soft-page-break/>μέσον, τὴν μίτραν χύδην ἀπορρέουσαν παρέχων οὐδενὶ κοσμῴ.</text:p>
            <text:p text:style-name="Text_20_body">δῆλος δ’ ἦν φόβῳ καταπεπληγμένος.</text:p>
            <text:p text:style-name="Text_20_body">καῖ πάντων ἀτενιζόντων, ἥκων παρὰ τὸν τοῦ Διμπλοδώρου θρόνον ε”πεσε πρὸς τὴν τράπεζαν.</text:p>
            <text:p text:style-name="Text_20_body">καὶ μάλ’ ἄσθματος μεστὸς πνευστιῶν τέως μόλις Τρωγλοδύτης, ἔφη, ἐν τῇ γοργύρᾳ.</text:p>
            <text:p text:style-name="Text_20_body">ᾠόμην γὰρ ὑμᾶς θέλειν πυθέσθαι.</text:p>
            <text:p text:style-name="Text_20_body">καὶ ταῦτ’ εἰπὼν χαμαὶ κατέπεσε λιποψυχήσας.</text:p>
            <text:p text:style-name="Text_20_body">ταραχὴ δ’ εὐθὺς ἐνεγένετο πᾶσι πολλή.</text:p>
            <text:p text:style-name="Text_20_body">τὸ δέ τελευταῖον ὁ Διμ- πλόδωρος ἐξ ἄκρας τῆς ῥάβδου πυρφόρα πορφυρᾶ ἀνιεὶς οὐκ ὀλίγα κατεσιώπησεν ἅπαντας.</text:p>
            <text:p text:style-name="Text_20_body">ἺΩ πρυτάνεις, ἔφη, ἀπαγέτω ἕκαστος τοὺς οἰκείους πρὸς τὰ κοιμητήρια.</text:p>
            <text:p text:style-name="Text_20_body">ΤΑ ΝΕΚΥΣΙΑ 14] ὁ δέ Περσεὺς ἀμέλει ἀγαπῶν τὸ πρᾶγμα “Έπεσθέ μοι, ὧ πρωτό- πειροι.</text:p>
            <text:p text:style-name="Text_20_body">μένετε ἀθρόοι.</text:p>
            <text:p text:style-name="Text_20_body">οὐ φοβητέος ὁ Τρωγλοδύτης ἐστὶν ὑμῖν πειθομένοις γ’ ἐμοί.</text:p>
            <text:p text:style-name="Text_20_body">συνακολουθεῖτε δῆτα.</text:p>
            <text:p text:style-name="Text_20_body">ἀπέλθετ’ ἐκποδών.</text:p>
            <text:p text:style-name="Text_20_body">πρωτόπειροι γὰρ διαβαίνουσι.</text:p>
            <text:p text:style-name="Text_20_body">ξύγγνωθί μοι.</text:p>
            <text:p text:style-name="Text_20_body">πρύτανις γάρ εἰμι.</text:p>
            <text:p text:style-name="Text_20_body">ὁ δ’ Ἄρειος ἀναβαίνων ἤρετο ποίῳ τρόπῳ Τρωγλοδύτῃ ἐξῆν εἰσιέναι.</text:p>
            <text:p text:style-name="Text_20_body">ὁ δὲ Ῥοών Οὐκ οἶδ’ ἔγωγε.</text:p>
            <text:p text:style-name="Text_20_body">οἱ γὰρ Τρωγλοδύται λέγονται νωθέστατοι πεφυκέναι.</text:p>
            <text:p text:style-name="Text_20_body">τάχ’ ὁ Ποιφύκτης εἰσήγαγεν ἐν σκώμ- ματος μέρει πρὸς τὰ Νεκύσια.</text:p>
            <text:p text:style-name="Text_20_body">παρέβαινον δ’ ἄλλους ἄλλοσε ἐπειγομένους.</text:p>
            <text:p text:style-name="Text_20_body"><text:soft-page-break/>καὶ ἐν ᾧ ὠστίζοντο δι’ Ὑφελπύφων στῖφος συντεταραγμένων, ὁ ’Ἁρειος τοῦ Ῥοῶνος ἄφνω βραχίονος λαβόμενος Τὸ δεῖνα, ἔφη, ἐνενόησά τι περὶ τῆς Ἑρμιόνης.</text:p>
            <text:p text:style-name="Text_20_body">Ποῖον δὲ τί,· Ἀλλ’ αὕτη τοῦ Τρωγλοδύτου πέρι οὐδέν μὰ Δί’ οἶδεν.</text:p>
            <text:p text:style-name="Text_20_body">ἐκεῖνος δέ χεῖλος δακὼν ἀνέσχετο.</text:p>
            <text:p text:style-name="Text_20_body">δυσκόλως μὲν γὰρ ε”τι διέκειτο, ὁμῶς δέ Καλῶς ἔχει, ἔφη.</text:p>
            <text:p text:style-name="Text_20_body">εὐλαβώμεθα μέντοι μὴ ὀ Περσεὺς κατίδῃ ἡμᾶς.</text:p>
            <text:p text:style-name="Text_20_body">καὶ νεύσαντες κάτω, προσμείξαντες δέ τοῖς Ὑφελπύφοις εἷς τοῦμπαλιν ἰοῦσιν, ὑπεξελθόντες δ ’ αὖ εἷς τὸ πλάγιον κατὰ διαδρομήν τινα, ἔσπευσαν πρὸς τὸν παρθενικόν λουτρῶνα.</text:p>
            <text:p text:style-name="Text_20_body">κάμψαντες δέ ἀγκῶνα, ἐκ τοῦ ὄπισθεν ἥκουσαν ψόφον τινὸς ῶς ποδῶν ἔχει διώκοντος.</text:p>
            <text:p text:style-name="Text_20_body">Περσεύς, ῆ δ’ ὃς ὁ Ῥοὼν ψιθυρίζων, ὠθῶν δ’ ἅμα τὸν ’Ἀρειον κατόπιν μεγάλου γρῦπος λιθίνου ὥστε κρύψασθαι.</text:p>
            <text:p text:style-name="Text_20_body">προκύψαντες δὲ τὸν μὲν Περσέα οὐκ εἶδον, Σίναπυν δέ.</text:p>
            <text:p text:style-name="Text_20_body">ὁ δέ διαβὰς τὴν διαδρομὴν ἐξ ὀμμάτων ἀπῆλθεν αὐτοῖς.</text:p>
            <text:p text:style-name="Text_20_body">ὁ δ’ ’Άρειος Τί χρῆμα δρᾲ,· ἔφη ψιθυρίζων.</text:p>
            <text:p text:style-name="Text_20_body">διὰ τί οὐκ ἐν τῇ γοργύρᾳ ἐστὶ μετὰ τῶν ἄλλων σοφιστῶν; Οὐκ οἶδ’ ἔγωγε.</text:p>
            <text:p text:style-name="Text_20_body">καὶ ἐφ’ ὅσον ἐνεδέχετο ἀψοφητὶ ἐδίωκον τὸν Σίναπυν ἤδη φθάνοντα αὐτοὺς· ἀλλ’ ἤδη κατὰ τὴν διαδρομὴν τὴν ἑξῆς ἀφανὴς ἐγένετο.</text:p>
            <text:p text:style-name="Text_20_body">Καὶ δὴ ἐπὶ τὸ τρίστεγον ὁρμᾶται, ἧ δ’ ὃς ὁ Ἄρειος.</text:p>
            <text:p text:style-name="Text_20_body">ὁ δέ Ῥοὼν χεῖρα προτείνας ἔπαυσεν αὐτόν.</text:p>
            <text:p text:style-name="Text_20_body">Ἠ που ὀσφραίνει σύ τινος,· καὶ ὀ ’Ἀρειος δυσοδμοτάτου δή τινος ῶσφραίνετο, ὥσπερ ἀπὸ ποδείων σαθρῶν ἢ ἀπ’ ἀφόδου δημοσίας οἷἀν αὐχμηρὰν εἰς τοσοῦτο γεγεημένην οὐδεὶς ὡς ἔοικεν ἐκκεκάθαρκε.</text:p>
            <text:p text:style-name="Text_20_body"><text:soft-page-break/>καί μὴν ἥκουσαν γρυλισμοὺς καὶ ἑλκυσμοὺς ὥσπερ εἶ μέγα τι 1 4 2 ΑΡΕιοΣ Πο ΤΗΡ χρῆμα ἀνθρώπου βραδέως ἐπορεύετο χωλεύων τούς πόδας παμμε- γέθεις ὄντας.</text:p>
            <text:p text:style-name="Text_20_body">καὶ δακτυλοδεικτήσαντος τοῦ Ῥοῶνος εἶδον Αἰτναῖον τι κνώδαλον προσερχόμενον.</text:p>
            <text:p text:style-name="Text_20_body">καὶ εἰς σκιὰν πτήξαντες εἷς σελήνιον ἐτήρουν αὐτὸ προβαῖνον.</text:p>
            <text:p text:style-name="Text_20_body">δεινὸν δ’ ἦν ἰδέσθαι.</text:p>
            <text:p text:style-name="Text_20_body">ὁ γὰρ Τρωγλοδύτης δώδεκα ποδῶν ὢν τὸ ὕψος τὴν χροίαν φαιὰν παρεῖχε καί ι’ώδη καῖ πετρίνοις λίθοις πως ὁμοίαν.</text:p>
            <text:p text:style-name="Text_20_body">καὶ σῶμα μὲν ἦν αὐτῷ μέγα καὶ ῶγκωμένον χερμάδι δ’ ἴσον ἐν ὄρεσί τινι, κεφαλὴ δὲ μικρὰ καὶ φαλακρὰ ἐν κορυφῇ ε”φυ ὀλίγον διαφέρουσα φοινικοβαλάνου.</text:p>
            <text:p text:style-name="Text_20_body">σκέλη δ’ αὖ βραχέα καὶ δεν- δρώδη, πόδες δέ πλατεῖς καὶ κερατοειδεῖς.</text:p>
            <text:p text:style-name="Text_20_body">δυσοσμία δ’ ἀπ’ αὐτοῦ ἐγίγνετο θαυμασία ὡς σφόδρα.</text:p>
            <text:p text:style-name="Text_20_body">εἶχε δέ ῥόπαλον ξύλινον καὶ παμ- μέγεθες.</text:p>
            <text:p text:style-name="Text_20_body">τοῦτο δ’ ἔσυρεν ἐπ’ ἐδάφους, τῶν βραχιόνων αὐτοῦ τοσούτων ὄντων.</text:p>
            <text:p text:style-name="Text_20_body">στὰς δέ πρὸς θυρῶνι εἴσω προῦκυψε.</text:p>
            <text:p text:style-name="Text_20_body">τὰ δ’ ὦτ’ ὄνου δίκην ὑποκινήσας καὶ ὅπερ ὀλίγον εἶχε τοῦ φρονίμου πρὸς τὸ μηχαν- ᾶσθαί τι βιάζειν δοκῶν, βραδέως εἰσῆλθεν.</text:p>
            <text:p text:style-name="Text_20_body">ὁ δ’ ’Άρειος Τῆς κλειδός, ἔφη, παρούσης τῇ θύρᾳ, ἔστιν ἡμῖν συγκλεῖσαι αὐτόν.</text:p>
            <text:p text:style-name="Text_20_body">Εὖ φρονεῖς, ἦ δ’ ὃς ὁ Ῥοών δεδιώς τι.</text:p>
            <text:p text:style-name="Text_20_body">καῖ πρὸς τὴν θύραν ἔτι ἀνεῳγμένην εἷ’ρπυσαν, φόβον παρέχοντες διψητικὸν καί ἐλπίζοντες ἅμα τὸν Τρωγλοδύτην μὴ ἐξιέναι.</text:p>
            <text:p text:style-name="Text_20_body">προπη- δήσας δέ ὁ ’Ἁρειος καί τὴν κλεῖν λαβὼν τὴν θύραν ἐπαράξας κατέκλεισεν.</text:p>
            <text:p text:style-name="Text_20_body"><text:soft-page-break/>καὶ ἰοῦ ιόῦ κεκραγότες νικήφοροι ε”τρεχον ἔμπαλιν κατὰ τὴν διαδρομήν.</text:p>
            <text:p text:style-name="Text_20_body">μέλλοντες δέ κάμψαι τὸν ἀγκῶνα ἥκουσαν καρδιό- δηκτόν τι.</text:p>
            <text:p text:style-name="Text_20_body">ὄρθιον γάρ τις φόβῳ ἀνωλόλυξε τοῦ δωματίου ἐντὸς ἐκείνου ὅπερ ἄρτι ἐκεκλείκεσαν.</text:p>
            <text:p text:style-name="Text_20_body">Μὴ γένοιτο, ἔφη ὁ Ῥοῶν ὠχραινόμενος οἷον ὁ Βαρόνος Αἶματοσταγής.</text:p>
            <text:p text:style-name="Text_20_body">ὁ δ’ “Ἀρειος ἀπορῶν Τοῦτο γὰρ τὸ δωμάτιον, ἔφη, λουτρῶν παρθενικός ἐστι.</text:p>
            <text:p text:style-name="Text_20_body">καὶ ὁμοῦ ἄμφω φωνοῦντες εΗ Ἑρμιόνη, ἔφασαν, ἔνεστιν.</text:p>
            <text:p text:style-name="Text_20_body">ἄκοντες οὖν ἀποτρέψαντες ἀνέδραμον ἐπὶ τὴν θύραν.</text:p>
            <text:p text:style-name="Text_20_body">κλῇθρον δέ μόλις χαλάσας - πεπληγμένος γὰρ εἰς τοσοῦτο τὴν κλεῖν μονον- ουχὶ μεθῆκεν - ὁ Ἄρειος τὴν θύραν ἀνέῳξεν.</text:p>
            <text:p text:style-name="Text_20_body">εἰσελθόντες δέ κατέλαβον τὴν μὲν Ἑρμιόνην πτήττουσαν παρὰ τοῦ τοίχου ὀλίγου δέουσαν λιποψυχῆσαι, τὸν δέ Τρωγλοδύτην προ- σχωροῦντα ἐπ’ αὐτὴν καὶ ἅμα ἐκκρούοντα τὰ λουτηρίδια ἀπὸ τῶν τοίχων.</text:p>
            <text:p text:style-name="Text_20_body">καὶ ὁ ’Άρειος ἠθύμει μέν ἐκέλευε δ’ ὅμως τὸν Ῥοῶνα ταράξαι ΤΑ ΝΕΚΥΣῙΑ 14 3 ἐκεῖνον, αὐτὸς δέ τέως λαβὼν αὐλῶνος τι βιαίως ἔρριψε πρὸς τοῖχον ὡς ψόφῳ στροβήσων αὐτόν.</text:p>
            <text:p text:style-name="Text_20_body">ὁ δέ Τρωγλοδύτης εἱστήκει ὀλίγον ἀπέχων τῆς Ἑρμιόνης, καλινδούμενος ἀεὶ ἐσκαρδαμύκτει που σκαιότατος ὢν ὡς μαθησ- όμενος τί δὴ ψόφον ἀνῆκε.</text:p>
            <text:p text:style-name="Text_20_body">καὶ μὴν τὸν “Άρειον κατεῖδε πικρόν βλέπων πρὸς αὐτόν.</text:p>
            <text:p text:style-name="Text_20_body">ἀπορήσας δ’ οὐ διὰ πολὺν μετῆλθε τοῦτον, τὸ ῥόπαλον ἅμα ἀναιρούμενος.</text:p>
            <text:p text:style-name="Text_20_body">ἀλλ’ ὁ Ῥοὼν ἐκ πλαγίου Οὗτος, ἔφη, ὁ ἐμβρόντητος.</text:p>
            <text:p text:style-name="Text_20_body"><text:soft-page-break/>καὶ αὐλῶνος τι ἔρριψεν.</text:p>
            <text:p text:style-name="Text_20_body">καῖ τῆς μὲν τοῦ αὐλῶνος πληγῆς πρὸς ὦμον πατάξαντος οὐδὲν ἔδοξεν αἰσθέσθαι, τὴν δέ βοὴν ἀκούσας αὖθις εἱστήκει ῥύγχος δυσειδὲς περιάγων ἅμα ἐπὶ τὸν Ῥοῶνα.</text:p>
            <text:p text:style-name="Text_20_body">καὶ οὔτως ὁ Ἄρειος ἐφθάσεν ἐκεῖνον παραδραμών.</text:p>
            <text:p text:style-name="Text_20_body">τῇ δ’ Ἑρμιόνῃ βοῶν εἶπεν Ἄγε δη.</text:p>
            <text:p text:style-name="Text_20_body">δράμε σύ, ἀπόδραμε, πρὸς τὴν θύραν ἅμα θέλων ἀποσπᾶν αὐτήν.</text:p>
            <text:p text:style-name="Text_20_body">ἡ δ’ ἔτι ἀκίνητος ἔμενε πτήττουσα πρὸς τῷ τοίχῳ δέει κεχηνυῖα.</text:p>
            <text:p text:style-name="Text_20_body">τεταραγμένος δ ’ἤδη ὁ Τρωγλοδύτης τῇ τε κραυγῇ νῦν δὴ τετυφω- μένος καὶ τῇ ἠχοῖπάντως ἐξεβάκχευε.</text:p>
            <text:p text:style-name="Text_20_body">πάλιν δ ’ αὖ μυκώμενος προσ- έβαλλε τῷ Ῥοῶνι ἐπὶ ποσὶν ὅντι αὐτῷ οὐδ’ ἔχοντι ποῖ φύγοι.</text:p>
            <text:p text:style-name="Text_20_body">καί ἔπειτα ὁ ’Ἁρειος ἐποίησέ τι ἀνδρειότατον μέν, ἀξυνετ- ώτατον δ’ ὅμως.</text:p>
            <text:p text:style-name="Text_20_body">ἐπιδραμὼν γὰρ αὐτῷ ἄρδην ἐπήδησεν ὥστε ἐκ τοῦ ὄπισθεν περιβαλέσθαι τὸν τοῦ Τρωγλοδύτου τράχηλον ταῖς χερσίν.</text:p>
            <text:p text:style-name="Text_20_body">οὐ μὴν οὐδ’ οὗτος ᾔσθετ’ αὐτοῦ ἐκκρεμαμένου ἐκεῖ, ἀλλὰ καὶ οἱ Τρωγλοδύται δήπου εἰκότως νοῦν ἕξουσιν ἐὰν ξύλινόν τις ἀνωθῇ μακρὸν εἷς τὸν μυκτῆρα.</text:p>
            <text:p text:style-name="Text_20_body">καὶ γὰρ ὁ ’Άρειος ε”τι τῆς ῥάβδου τῇ δεξιᾷ εἴχετο πηδήσας.</text:p>
            <text:p text:style-name="Text_20_body">αὔτη δ’ ἄρα ἐσκάλευσεν εὐθὺ μίαν τῶν ῥινῶν αὐτοῦ.</text:p>
            <text:p text:style-name="Text_20_body">ὁ δέ μέγα ῶλόλυζε τὰς ῥῖνας μάλ’ ἀλγῶν.</text:p>
            <text:p text:style-name="Text_20_body">στροβεῖ δ’ οὖν τό ῥόπαλον πάντ’ εἶκῃ καί φύρδην πραττόμενος.</text:p>
            <text:p text:style-name="Text_20_body">ὁ δ’ ’Άρειος τέως συνεχῶς ἐλαμβάνετο οὐκ εἰδὼς εἷ ἐν ἀκαρεῖ οὗτος ἢ ἀποσπάσει αὐτὸν ἀπὸ τοῦ τραχήλου ῆ πληγὴν πλήξει καιρίαν τῷ ῥοπάλῳ.</text:p>
            <text:p text:style-name="Text_20_body"><text:soft-page-break/>ἐν δέ τούτῳ ἡ μὲν Ἑρμιόνη χαμᾶζε φόβῳ ἐπεπτώκει, ὁ δέ Ῥοών ἀνέλαβε τὴν ἑαυτοῦ ῥάβδον.</text:p>
            <text:p text:style-name="Text_20_body">οὐδ’ εἰδὼς τί δὴ μέλλει ποιήσειν, ἔλαθεν ἑαυτὸν ἐπᾴδοντα τὸ φίλτρον τὸ ἐπιτυχὸν τάδε’ Οὐιγγάρδιον λεουιώσα.</text:p>
            <text:p text:style-name="Text_20_body">καὶ τὸ ῥόπαλον ἄφνω πτάμενον ἐκ τῶν τοῦ Τρωγλοδύτου χειρῶν καὶ μετέωρον ἄνω εἰς τὸν ἀέρα ἀναφορούμενον, περιεστρέψατο εὐθὺς καὶ κατέπεσεν ὥσθ’ ὅσον μὴ συντρῖψαι τὸ τοῦ ἑαυτοῦ κυρίου κράνιον, ψόφον ἀηδῆ ἅμα παρασχόν.</text:p>
            <text:p text:style-name="Text_20_body">ἐκεῖνος δὲ ι’λλιγγιάσας τι πρανὴς ἐπὶ στόμα κατέπεσε, κτύπον παρέχων τοσοῦτον ὥστε πᾶν τὸ δωμάτιον σεισθῆναι.</text:p>
            <text:p text:style-name="Text_20_body">1 44 ΑΡΕΙοΣ ΠοΤΗΡ καί ὁ μὲν Ἄρειος ἀνέστη τρέμων καί πνευστιῶν.</text:p>
            <text:p text:style-name="Text_20_body">ὁ δὲ Ῥοών ἐκεῖ ἵστατο, τὴν ῥάβδον ἔτι ἀνέχων καὶ ἀτενές δεδορκὼς ἐπὶ τὸ πεποιημένον.</text:p>
            <text:p text:style-name="Text_20_body">ἀλλ’ ἡ Ἑρμιόνη ἔφθασε λέγων ὅτι ἲ1ῐῖ καί τέθνηκεν, ὁ δ’ Ἄρειος ἀπεκρίνατο ὡς τεθνάναι μὲν οὐ δοκεῖ, λιποψυχῆσαι δέ, ὡς εἰκός.</text:p>
            <text:p text:style-name="Text_20_body">νεύσας δέ τὴν ῥάβδον ἐξείλκυσεν ἐκ τοῦ μυκτῆρος τοῦ Τρωγλοδύτου.</text:p>
            <text:p text:style-name="Text_20_body">ἐδόκει δέ κεκαλύφθαι κόμμι φαιῷ καὶ ἰώδει.</text:p>
            <text:p text:style-name="Text_20_body">Αἶβοῖ, ἔφη, τῆς κορύζης τρωγλοδυτικῆς.</text:p>
            <text:p text:style-name="Text_20_body">καί ἀπώμορξε δῆτα ἐπὶ τὰς βράκας τὰς τρωγλοδυτικάς.</text:p>
            <text:p text:style-name="Text_20_body">καὶ ἐντεῦθεν οἶ τριττοὶ ἀκούσαντές τινος θύραν ἐπαράξαντος καὶ ἐγγυτέρω προσιόντος τὰ ῶτα ὀρθὰ παρέσχον.</text:p>
            <text:p text:style-name="Text_20_body">οὐ γὰρ συνῄδεσαν ἑαυτοῖς τοσοῦτο θορυβήσαντες.</text:p>
            <text:p text:style-name="Text_20_body">ἀλλ’ οὖν τις τῶν κάτω δηλαδὴ ἔτυχεν ἀκούσας τῶν τε κτύπων καὶ τῶν τοῦ Τρωγλοδύτου μυκημάτων.</text:p>
            <text:p text:style-name="Text_20_body">καὶ ἐν ἀκαρεῖ ἡ Μαγονωγαλέα εἰς τὸ δωμάτιον εἰσέπεσεν, ἑπομένων αὐτῇ τοῦ τε Σινάπεως καὶ τοῦ Κιούρου ὀπισθοφυλακοῦν- τος.</text:p>
            <text:p text:style-name="Text_20_body">οὗτος δ’ ὀλίγον ὑποβλέψας τὸν Τρωγλοδύτην <text:soft-page-break/>κνυσάμενός τι ἐκάθισεν εὐθὺς ἐπ’ ἀφόδου, τοῦ στέρνου ἁπτόμενος.</text:p>
            <text:p text:style-name="Text_20_body">καὶ ὁ μὲν Σίναπυς προῦκυπτε τῷ Τρωγλοδύτῃ, ἡ δέ Μαγονωγαλέα ἔβλεπε πρὸς τὸν Ῥοῶνα καὶ τὸν ’Άρειον.</text:p>
            <text:p text:style-name="Text_20_body">ὁ δὲ οὐπώποτ’ εἶδεν αὐτὴν οὕτω θυμουμένην, τὰ χείλη λευκὰ δὴ παρ- έχουσαν.</text:p>
            <text:p text:style-name="Text_20_body">οὐκέτ’ ἤλπιζε δηλαδὴ οἴσεσθαι πεντήκοντα βαθμοὺς ὑπὲρ τῶν Γρυφινδώρων.</text:p>
            <text:p text:style-name="Text_20_body">ἐκείνη δέ μάλα πικραινομένη τραχείᾳ τῇ φωνῇ Ἀλλὰ τί πρὸς θεῶν, ἔφη, ἐν νῷ εἴχετε,- ’Ἁρειος δέ πρὸς τὸν Ῥοῶνα ἔβλεψεν ἔτι ἑστῶτ’ ἀκίνητον, τῆς ῥάβδου ἄνω τεινομένης.</text:p>
            <text:p text:style-name="Text_20_body">ἐκείνη δ’ ἀναλαβοῦσα Ἐκινδυνεύετε γάρ τοι, ἔφη, ἀποθανεῖν.</text:p>
            <text:p text:style-name="Text_20_body">τίείς τὴν οἰκίαν οὐκ ἀνέβητε,· ὁ δέ Σίναπυς ὀξὺ ἔβλεψε πρὸς τὸν ’Ἀρειον ὁ δέ πρὸς τὴν γῆν ἔβλεπε, χρῄζων τοῦ Ῥοῶνος καταθεῖναι τὴν ῥάβδον.</text:p>
            <text:p text:style-name="Text_20_body">κᾶπειτα ἦν ἀκοῦσαι φωνήν τινα μικρὰν ἀπὸ τοῦ σκότου γιγνομένην.</text:p>
            <text:p text:style-name="Text_20_body">Ξύγγνωθί μοι, ἔφη, ὦ σοφιστὰ Μαγονωγαλέα.</text:p>
            <text:p text:style-name="Text_20_body">ἀλλ’ ἐκεῖνοι ἠρεύνων ἐμέ.</text:p>
            <text:p text:style-name="Text_20_body">Ἡ Γ έρανος.</text:p>
            <text:p text:style-name="Text_20_body">ἡ γὰρ Ἑρμιόνη ἀναστᾶσ’ ἥδη Ἀλλὰ γὰρ ἐγὼ τὸν Τρωγλοδύτην ἴχνευον, νομίζουσα αὐτὴ καθ’ ἑαυτὴν οἵα τ’ ἔσεσθαι χρῆσθαι αὐτῷ ὡς πόλλ’ ἀναγνοῦσα περὶ τῶν τοιούτων.</text:p>
            <text:p text:style-name="Text_20_body">καί ὁ Ῥοῶν μεθῆκε τὴν ῥάβδον, θαυμάζων εῖῆ χρυσῆ Ἑρμιόνη Γέρανος σοφιστὴν δὴ ἑκοῦσα καὶ ἐξαπατᾷ τι.</text:p>
            <text:p text:style-name="Text_20_body">ἡ δ’ ἀναλαβοῦσα Εἴγ’ ἄρα μὴ ηῦρον ἐμέ, ἀπέθανον ἄν.</text:p>
            <text:p text:style-name="Text_20_body">ὁ μὲν γὰρ ’Άρειος τὴν ῥάβδον ἀνέωσεν εἷς τὸν μυκτῆρα αὐτοῦ, ὁ δὲ Ῥοὼν ΤΑ ΝΕΚΥΣΙΑ 145 ἔπραξεν ὅπως ἐλιποψύχησε καταβληθείς τῷ ἑαυτοῦ ῥοπάλῳ, οὐ παρὸν ζητεῖν οὐδένα βοηθήσοντα.</text:p>
            <text:p text:style-name="Text_20_body"><text:soft-page-break/>ἔμελλε γὰρ ἥδη ἀποκτενεῖν με καὶ ἀφίκοντο.</text:p>
            <text:p text:style-name="Text_20_body">ὁ δ’ ’Άρειος καὶ ὁ Ῥοῶν μάλιστ’ ἐβούλοντο μὴ δοκεῖν ταῦτα τὸ πρῶτον νῦν δὴ ἀκούσαντες.</text:p>
            <text:p text:style-name="Text_20_body">καί ἡ Μαγονωγαλέα ὀξὺ βλέπουσα πρὸς αὐτούς Εἶὲν, ἔφη.</text:p>
            <text:p text:style-name="Text_20_body">ἀλλὰ πῶς σύ, ὦ Γέρανε ἀνόητε, ἐτόλμας παρθένος οὖσα καθ’ ἑαυτὴν χρῆσθαι Τρωγλοδύτῃ ὀρεινῷ,· καὶ ἡ μὲν οὖν ἔκυψεν αἰσχυνομένη.</text:p>
            <text:p text:style-name="Text_20_body">ὁ δ’ “Άρειος ἄφωνος ἐγένετο, ἐννοῶν ὅτι τήν γ’ Ἑρμιόνην ἐν πρώτοις εὕροι τις ἂν οὖσαν τῶν μηδὲν παρανομούντων.</text:p>
            <text:p text:style-name="Text_20_body">καίτοι νῦν δὴ παρανομεῖν προσποιεῖται διασώσουσα αὐτούς, ἄτοπα πράττουσα ὡσπέρει τῷ γε Σινάπει δοκοίη ποτὲ νώγαλα διαδιδόναι.</text:p>
            <text:p text:style-name="Text_20_body">ἡ μέντοι Μαγονωγαλέα Πέντε, ἔφη, βαθμῶν ἁμαρτοῦσιν οἶ Γρυφίνδωροι διὰ ταῦτα.</text:p>
            <text:p text:style-name="Text_20_body">καὶ γὰρ ἔσφηλας με τῆς ἐλπίδος.</text:p>
            <text:p text:style-name="Text_20_body">ἀλλ’ εἴγ’ ἄρα μὴ βέβλαψαι μηδέν, δεῖ σέ ἀπελθεῖν πρὸς τὸν τῶν Γρυφιν- δώρων πύργον.</text:p>
            <text:p text:style-name="Text_20_body">οἱ γὰρ μαθηταὶ τὴν ἑορτὴν κατ’ οἰκίας τελοῦσιν.</text:p>
            <text:p text:style-name="Text_20_body">ἡ δ’ ἀπέβη.</text:p>
            <text:p text:style-name="Text_20_body">ἐκείνη δέ πρὸς ’Ἀρειον καὶ Ῥοῶνα τρεψαμένη Εἶὲν, ἔφη.</text:p>
            <text:p text:style-name="Text_20_body">ἀλλ’ ὡς ἔμοιγε δοκεῖτε, ηὐτυχήσατε μὲν ἀμέλει, ἐδράσατε δ’ οἶα ἤ τις ἢ οὐδεὶς πρωτόπειρος ὢν προσβαλόντες Τρωγλοδύτῃ ὀρεινῷ.</text:p>
            <text:p text:style-name="Text_20_body">ἔκασ- τος οῦν φερέσθω πέντε βαθμοὺς ὑπὲρ τῶν Γρυφινδώρων.</text:p>
            <text:p text:style-name="Text_20_body">καί ὁ Διμ- πλόδωρος μαθήσεται περὶ τοῦ πράγματος.</text:p>
            <text:p text:style-name="Text_20_body">ἄπιτε δῆτα.</text:p>
            <text:p text:style-name="Text_20_body">καὶ ἐκ τοῦ δωματίου σπεύσαντες οὐδέν εἶπον πρῖν ἀναβάντες ἀφίκοντο ἐπὶ τό δίστεγον.</text:p>
            <text:p text:style-name="Text_20_body">ἥδοντο γὰρ ἀπέχοντες τῶν τ’ ἄλλων καὶ τῆς <text:soft-page-break/>δυσοσμίας τῆς τρωγλοδυτικῆς.</text:p>
            <text:p text:style-name="Text_20_body">ὁ δέ Ῥοών ἀχθόμενός τι Ἀλλ’ ὠφέλομεν ἐνεγκέσθαι βαθμοὺς πλέον ἢ τοὺς δέκα.</text:p>
            <text:p text:style-name="Text_20_body">Πέντε μὲν οὖν, ἦ δ’ ὃς ὁ ’Άρειος, ἀφειλούσης γ’ ἐκείνης τοὺς τῆς Ἑρμιόνης.</text:p>
            <text:p text:style-name="Text_20_body">Καλῶς δ’ οὖν ἐποίησεν οὕτω διασῴζουσα ἡμᾶς τῶν κακῶν τότ’ ἀπολαύοντας, οὐ μὴν ἀλλὰ καί ἡμεῖς αὐτὴν ἤδη ἐσώσαμεν.</text:p>
            <text:p text:style-name="Text_20_body">Σῶσαι γοῦν οὐ δέον, εἰμὴ τὸ κνώδαλον μετ’ αὐτῆς συνεκλείσα- μεν, εἶπεν ὁ ’Άρειος ἀναμιμνήσκων αὐτὸν τοῦ πράγματος.</text:p>
            <text:p text:style-name="Text_20_body">καὶ ἤδη ἄφικοντο πρὸς τὴν τῆς παχείας εἰκόνα.</text:p>
            <text:p text:style-name="Text_20_body">καί Ῥύγκος χοίρειον εἰπόντες εἰσῆλθον.</text:p>
            <text:p text:style-name="Text_20_body">θόρυβος δ’ ἐγένετο πολὺς ἐν τῷ κοινείῳ συγκαθημένων αὐτοῦ πάντων ἐσθιόντων δ’ ἅμα τὴν τροφὴν τὴν ἄρτι δεδομένην.</text:p>
            <text:p text:style-name="Text_20_body">ἡ δ’ Ἑρμιόνη μόνη καθ’ ἑαυτὴν ἵστατο πρόσθε τῆς θύρας περιμένουσα αὐτούς.</text:p>
            <text:p text:style-name="Text_20_body">καὶ δι) ὀλίγου πολλὴν δι’ ἀπορίαν οὐδεὶς ἐφθέγξατο οὐδέν.</text:p>
            <text:p text:style-name="Text_20_body">146 ΑΡΕΙΟΣ ΠΟΤΗΡ ἔπειτα δέ πάντες οὐδέν βλέψαντες πρὸς ἀλλήλους, εὐχαριστήσαντες δ’ ὅμως ἄλλος ἄλλῳ ταχέως ἦλθον κομιούμενοι τὰς λοπάδας.</text:p>
            <text:p text:style-name="P4">ἀλλὰ εἷς τὸν ἔπειτα χρόνον, τὴν Ἑρμιόνην Γέρανον φίλην ἡγοῦντο, οὐκ ἐξὸν ἂν μετέχειν τῶν τ’ ἄλλων καὶ τοῦ διαφθεῖραι Τρωγλοδύτην ὀρεινὸν δώδεκα ποδῶν τὸ ὕψος εἰμὴ διὰ φιλίας ἄρα διακέοιτό τις.</text:p>
            <text:p text:style-name="P4"/>
          </table:table-cell>
          <table:table-cell table:style-name="Table1.A1" office:value-type="string">
            <text:p text:style-name="P1"/>
            <text:p text:style-name="P1">They left the hall quickly, wanting to unwrap the broomstick in private before their first class, but halfway across the entrance hall they found the way upstairs barred by Crabbe and Goyle. Malfoy seized the package from Harry and felt it. </text:p>
            <text:p text:style-name="P1">"That's a broomstick," he said, throwing it back to Harry with a mixture of jealousy and spite on his face. "You'll be in for it this time, Potter, first years aren't allowed them." </text:p>
            <text:p text:style-name="P1"><text:soft-page-break/>Ron couldn't resist it. </text:p>
            <text:p text:style-name="P1">"It's not any old broomstick," he said, "it's a Nimbus Two Thousand. </text:p>
            <text:p text:style-name="P1">What did you say you've got at home, Malfoy, a Comet Two Sixty?" Ron grinned at Harry. "Comets look flashy, but they're not in the same league as the Nimbus." </text:p>
            <text:p text:style-name="P1">"What would you know about it, Weasley, you couldn't afford half the handle," Malfoy snapped back. "I suppose you and your brothers have to save up twig by twig." </text:p>
            <text:p text:style-name="P1">Before Ron could answer, Professor Flitwick appeared at Malfoy's elbow. </text:p>
            <text:p text:style-name="P1">"Not arguing, I hope, boys?" he squeaked. </text:p>
            <text:p text:style-name="P1">"Potter's been sent a broomstick, Professor," said Malfoy quickly. </text:p>
            <text:p text:style-name="P1">"Yes, yes, that's right," said Professor Flitwick, beaming at Harry. </text:p>
            <text:p text:style-name="P1">"Professor McGonagall told me all about the special circumstances, Potter. And what model is it?" </text:p>
            <text:p text:style-name="P1">"A Nimbus Two Thousand, sit," said Harry, fighting not to laugh at the look of horror on Malfoy's face. "And it's really thanks to Malfoy here that I've got it," he added. </text:p>
            <text:p text:style-name="P1">Harry and Ron headed upstairs, smothering their laughter at Malfoy's obvious rage and confusion. "Well, it's true," Harry chortled as they reached the top of the marble staircase, "If he hadn't stolen Neville's Remembrall I wouln't be on the team...." </text:p>
            <text:p text:style-name="P1">"So I suppose you think that's a reward for breaking rules?" came an angry voice from just behind them. Hermione was stomping up the stairs, looking disapprovingly at the package in Harry's hand. </text:p>
            <text:p text:style-name="P1">"I thought you weren't speaking to us?" said Harry. </text:p>
            <text:p text:style-name="P1">"Yes, don't stop now," said Ron, "it's doing us so <text:soft-page-break/>much good." </text:p>
            <text:p text:style-name="P1">Hermione marched away with her nose in the air. </text:p>
            <text:p text:style-name="P1">Harry had a lot of trouble keeping his mind on his lessons that day. It kept wandering up to the dormitory where his new broomstick was lying under his bed, or straying off to the Quidditch field where he'd be learning to play that night. He bolted his dinner that evening without noticing what he was eating, and then rushed upstairs with Ron to unwrap the Nimbus Two Thousand at last. </text:p>
            <text:p text:style-name="P1">"Wow," Ron sighed, as the broomstick rolled onto Harry's bedspread. </text:p>
            <text:p text:style-name="P1">Even Harry, who knew nothing about the different brooms, thought it looked wonderful. Sleek and shiny, with a mahogany handle, it had a long tail of neat, straight twigs and Nimbus Two Thousand written in gold near the top. </text:p>
            <text:p text:style-name="P1">As seven o'clock drew nearer, Harry left the castle and set off in the dusk toward the Quidditch field. Held never been inside the stadium before. Hundreds of seats were raised in stands around the field so that the spectators were high enough to see what was going on. At either end of the field were three golden poles with hoops on the end. They reminded Harry of the little plastic sticks Muggle children blew bubbles through, except that they were fifty feet high. </text:p>
            <text:p text:style-name="P1">Too eager to fly again to wait for Wood, Harry mounted his broomstick and kicked off from the ground. What a feeling -- he swooped in and out of the goal posts and then sped up and down the field. The Nimbus Two Thousand turned wherever he wanted at his lightest touch. </text:p>
            <text:p text:style-name="P1">"Hey, Potter, come down!' Oliver Wood had arrived. fie was carrying a large wooden crate under his arm. Harry landed next to him. </text:p>
            <text:p text:style-name="P1">"Very nice," said Wood, his eyes glinting. "I see what McGonagall meant... you really are a natural. I'm just going to teach you the rules this evening, <text:soft-page-break/>then you'll be joining team practice three times a week." </text:p>
            <text:p text:style-name="P1">He opened the crate. Inside were four different-sized balls. </text:p>
            <text:p text:style-name="P1">"Right," said Wood. "Now, Quidditch is easy enough to understand, even if it's not too easy to play. There are seven players on each side. </text:p>
            <text:p text:style-name="P1">Three of them are called Chasers." </text:p>
            <text:p text:style-name="P1">"Three Chasers," Harry repeated, as Wood took out a bright red ball about the size of a soccer ball. </text:p>
            <text:p text:style-name="P1">"This ball's called the Quaffle," said Wood. "The Chasers throw the Quaffle to each other and try and get it through one of the hoops to score a goal. Ten points every time the Quaffle goes through one of the hoops. Follow me?" </text:p>
            <text:p text:style-name="P1">"The Chasers throw the Quaffle and put it through the hoops to score," </text:p>
            <text:p text:style-name="P1">Harry recited. "So -- that's sort of like basketball on broomsticks with six hoops, isn't it?" </text:p>
            <text:p text:style-name="P1">"What's basketball?" said Wood curiously. "Never mind," said Harry quickly. </text:p>
            <text:p text:style-name="P1">"Now, there's another player on each side who's called the Keeper -I'm Keeper for Gryffindor. I have to fly around our hoops and stop the other team from scoring." </text:p>
            <text:p text:style-name="P1">"Three Chasers, one Keeper," said Harry, who was determined to remember it all. "And they play with the Quaffle. Okay, got that. So what are they for?" He pointed at the three balls left inside the box. </text:p>
            <text:p text:style-name="P1">"I'll show you now," said Wood. "Take this." </text:p>
            <text:p text:style-name="P1">He handed Harry a small club, a bit like a short baseball bat. </text:p>
            <text:p text:style-name="P1">"I'm going to show you what the Bludgers do," Wood said. "These two are the Bludgers." </text:p>
            <text:p text:style-name="P1">He showed Harry two identical balls, jet black and slightly smaller than the red Quaffle. Harry noticed <text:soft-page-break/>that they seemed to be straining to escape the straps holding them inside the box. </text:p>
            <text:p text:style-name="P1">"Stand back," Wood warned Harry. He bent down and freed one of the Bludgers. </text:p>
            <text:p text:style-name="P1">At once, the black ball rose high in the air and then pelted straight at Harry's face. Harry swung at it with the bat to stop it from breaking his nose, and sent it zigzagging away into the air -- it zoomed around their heads and then shot at Wood, who dived on top of it and managed to pin it to the ground. </text:p>
            <text:p text:style-name="P1">"See?" Wood panted, forcing the struggling Bludger back into the crate and strapping it down safely. "The Bludgers rocket around, trying to knock players off their brooms. That's why you have two Beaters on each team -- the Weasley twins are ours -- it's their job to protect their side from the Bludgers and try and knock them toward the other team. So -- think you've got all that?" </text:p>
            <text:p text:style-name="P1">"Three Chasers try and score with the Quaffle; the Keeper guards the goal posts; the Beaters keep the Bludgers away from their team," Harry reeled off. </text:p>
            <text:p text:style-name="P1">"Very good," said Wood. </text:p>
            <text:p text:style-name="P1">"Er -- have the Bludgers ever killed anyone?" Harry asked, hoping he sounded offhand. </text:p>
            <text:p text:style-name="P1">"Never at Hogwarts. We've had a couple of broken jaws but nothing worse than that. Now, the last member of the team is the Seeker. That's you. And you don't have to worry about the Quaffle or the Bludgers unless they crack my head open." </text:p>
            <text:p text:style-name="P1">"Don't worry, the Weasleys are more than a match for the Bludgers -- I mean, they're like a pair of human Bludgers themselves." </text:p>
            <text:p text:style-name="P1">Wood reached into the crate and took out the fourth and last ball. </text:p>
            <text:p text:style-name="P1">Compared with the Quaffle and the Bludgers, it was tiny, about the size of a large walnut. It was bright gold and had little fluttering silver wings. </text:p>
            <text:p text:style-name="P1"><text:soft-page-break/>"This," said Wood, "is the Golden Snitch, and it's the most important ball of the lot. It's very hard to catch because it's so fast and difficult to see. It's the Seeker's job to catch it. You've got to weave in and out of the Chasers, Beaters, Bludgers, and Quaffle to get it before the other team's Seeker, because whichever Seeker catches the Snitch wins his team an extra hundred and fifty points, so they nearly always win. That's why Seekers get fouled so much. A game of Quidditch only ends when the Snitch is caught, so it can go on for ages -- I think the record is three months, they had to keep bringing on substitutes so the players could get some sleep. "Well, that's it -- any questions?" </text:p>
            <text:p text:style-name="P1">Harry shook his head. He understood what he had to do all right, it was doing it that was going to be the problem. </text:p>
            <text:p text:style-name="P1">"We won't practice with the Snitch yet," said Wood, carefully shutting it back inside the crate, "it's too dark, we might lose it. Let's try you out with a few of these." </text:p>
            <text:p text:style-name="P1">He pulled a bag of ordinary golf balls out of his pocket and a few minutes later, he and Harry were up in the air, Wood throwing the golf balls as hard as he could in every direction for Harry to catch. </text:p>
            <text:p text:style-name="P1">Harry didn't miss a single one, and Wood was delighted. After half an hour, night had really fallen and they couldn't carry on. </text:p>
            <text:p text:style-name="P1">"That Quidditch cup'll have our name on it this year," said Wood happily as they trudged back up to the castle. "I wouldn't be surprised if you turn out better than Charlie Weasley, and he could have played for England if he hadn't gone off chasing dragons." </text:p>
            <text:p text:style-name="P1">Perhaps it was because he was now so busy, what with Quidditch practice three evenings a week on top of all his homework, but Harry could hardly believe it when he realized that he'd already been at Hogwarts two months. The castle felt more like home than Privet Drive ever had. His lessons, too, <text:soft-page-break/>were becoming more and more interesting now that they had mastered the basics. </text:p>
            <text:p text:style-name="P1">On Halloween morning they woke to the delicious smell of baking pumpkin wafting through the corridors. Even better, Professor Flitwick announced in Charms that he thought they were ready to start making objects fly, something they had all been dying to try since they'd seen him make Neville's toad zoom around the classroom. Professor Flitwick put the class into pairs to practice. Harry's partner was Seamus Finnigan (which was a relief, because Neville had been trying to catch his eye). Ron, however, was to be working with Hermione Granger. It was hard to tell whether Ron or Hermione was angrier about this. She hadn't spoken to either of them since the day Harry's broomstick had arrived. </text:p>
            <text:p text:style-name="P1">"Now, don't forget that nice wrist movement we've been practicing!" </text:p>
            <text:p text:style-name="P1">squeaked Professor Flitwick, perched on top of his pile of books as usual. "Swish and flick, remember, swish and flick. And saying the magic words properly is very important, too -- never forget Wizard Baruffio, who said 's' instead of 'f' and found himself on the floor with a buffalo on his chest." </text:p>
            <text:p text:style-name="P1">It was very difficult. Harry and Seamus swished and flicked, but the feather they were supposed to be sending skyward just lay on the desktop. Seamus got so impatient that he prodded it with his wand and set fire to it -- Harry had to put it out with his hat. </text:p>
            <text:p text:style-name="P1">Ron, at the next table, wasn't having much more luck. </text:p>
            <text:p text:style-name="P1">"Wingardium Leviosa!" he shouted, waving his long arms like a windmill. </text:p>
            <text:p text:style-name="P1">"You're saying it wrong," Harry heard Hermione snap. "It's Wing-gar-dium Levi-o-sa, make the 'gar' nice and long." </text:p>
            <text:p text:style-name="P1"><text:soft-page-break/>"You do it, then, if you're so clever," Ron snarled. </text:p>
            <text:p text:style-name="P1">Hermione rolled up the sleeves of her gown, flicked her wand, and said, "Wingardium Leviosa!" </text:p>
            <text:p text:style-name="P1">Their feather rose off the desk and hovered about four feet above their heads. </text:p>
            <text:p text:style-name="P1">"Oh, well done!" cried Professor Flitwick, clapping. "Everyone see here, Miss Granger's done it!" </text:p>
            <text:p text:style-name="P1">Ron was in a very bad mood by the end of the class. "It's no wonder no one can stand her," he said to Harry as they pushed their way into the crowded corridor, "she's a nightmare, honestly. “ </text:p>
            <text:p text:style-name="P1">Someone knocked into Harry as they hurried past him. It was Hermione. </text:p>
            <text:p text:style-name="P1">Harry caught a glimpse of her face -- and was startled to see that she was in tears. </text:p>
            <text:p text:style-name="P1">"I think she heard you." </text:p>
            <text:p text:style-name="P1">"So?" said Ron, but he looked a bit uncomfortable. "She must've noticed she's got no friends." </text:p>
            <text:p text:style-name="P1">Hermione didn't turn up for the next class and wasn't seen all afternoon. On their way down to the Great Hall for the Halloween feast, Harry and Ron overheard Parvati Patil telling her friend Lavender that Hermione was crying in the girls' bathroom and wanted to be left alone. </text:p>
            <text:p text:style-name="P1">Ron looked still more awkward at this, but a moment later they had entered the Great Hall, where the Halloween decorations put Hermione out of their minds. </text:p>
            <text:p text:style-name="P1">A thousand live bats fluttered from the walls and ceiling while a thousand more swooped over the tables in low black clouds, making the candles in the pumpkins stutter. The feast appeared suddenly on the golden plates, as it had at the start-of-term banquet. </text:p>
            <text:p text:style-name="P1">Harry was just helping himself to a baked potato when Professor Quirrell came sprinting into the <text:soft-page-break/>hall, his turban askew and terror on his face. </text:p>
            <text:p text:style-name="P1">Everyone stared as he reached Professor Dumbledore's chair, slumped against the table, and gasped, "Troll -- in the dungeons -- thought you ought to know." </text:p>
            <text:p text:style-name="P1">He then sank to the floor in a dead faint. </text:p>
            <text:p text:style-name="P1">There was an uproar. It took several purple firecrackers exploding from the end of Professor Dumbledore's wand to bring silence. </text:p>
            <text:p text:style-name="P1">"Prefects," he rumbled, "lead your Houses back to the dormitories immediately!" </text:p>
            <text:p text:style-name="P1">Percy was in his element. </text:p>
            <text:p text:style-name="P1">"Follow me! Stick together, first years! No need to fear the troll if you follow my orders! Stay close behind me, now. Make way, first years coming through! Excuse me, I'm a prefect!" </text:p>
            <text:p text:style-name="P1">"How could a troll get in?" Harry asked as they climbed the stairs. </text:p>
            <text:p text:style-name="P1">"Don't ask me, they're supposed to be really stupid," said Ron. "Maybe Peeves let it in for a Halloween joke." </text:p>
            <text:p text:style-name="P1">They passed different groups of people hurrying in different directions. </text:p>
            <text:p text:style-name="P1">As they jostled their way through a crowd of confused Hufflepuffs, Harry suddenly grabbed Ron's arm. </text:p>
            <text:p text:style-name="P1">"I've just thought -- Hermione." </text:p>
            <text:p text:style-name="P1">"What about her?" </text:p>
            <text:p text:style-name="P1">"She doesn't know about the troll." </text:p>
            <text:p text:style-name="P1">Ron bit his lip. </text:p>
            <text:p text:style-name="P1">"Oh, all right," he snapped. "But Percy'd better not see us." </text:p>
            <text:p text:style-name="P1">Ducking down, they joined the Hufflepuffs going the other way, slipped down a deserted side corridor, and hurried off toward the girls' bathroom. <text:soft-page-break/>They had just turned the corner when they heard quick footsteps behind them. </text:p>
            <text:p text:style-name="P1">"Percy!" hissed Ron, pulling Harry behind a large stone griffin. </text:p>
            <text:p text:style-name="P1">Peering around it, however, they saw not Percy but Snape. He crossed the corridor and disappeared from view. </text:p>
            <text:p text:style-name="P1">"What's he doing?" Harry whispered. "Why isn't he down in the dungeons with the rest of the teachers?" </text:p>
            <text:p text:style-name="P1">"Search me." </text:p>
            <text:p text:style-name="P1">Quietly as possible, they crept along the next corridor after Snape's fading footsteps. </text:p>
            <text:p text:style-name="P1">"He's heading for the third floor," Harry said, but Ron held up his hand. </text:p>
            <text:p text:style-name="P1">"Can you smell something?" </text:p>
            <text:p text:style-name="P1">Harry sniffed and a foul stench reached his nostrils, a mixture of old socks and the kind of public toilet no one seems to clean. </text:p>
            <text:p text:style-name="P1">And then they heard it -- a low grunting, and the shuffling footfalls of gigantic feet. Ron pointed -- at the end of a passage to the left, something huge was moving toward them. They shrank into the shadows and watched as it emerged into a patch of moonlight. </text:p>
            <text:p text:style-name="P1">It was a horrible sight. Twelve feet tall, its skin was a dull, granite gray, its great lumpy body like a boulder with its small bald head perched on top like a coconut. It had short legs thick as tree trunks with flat, horny feet. The smell coming from it was incredible. It was holding a huge wooden club, which dragged along the floor because its arms were so long. </text:p>
            <text:p text:style-name="P1">The troll stopped next to a doorway and peered inside. It waggled its long ears, making up its tiny mind, then slouched slowly into the room. </text:p>
            <text:p text:style-name="P1">"The keys in the lock," Harry muttered. "We could <text:soft-page-break/>lock it in." </text:p>
            <text:p text:style-name="P1">"Good idea," said Ron nervously. </text:p>
            <text:p text:style-name="P1">They edged toward the open door, mouths dry, praying the troll wasn't about to come out of it. With one great leap, Harry managed to grab the key, slam the door, and lock it. </text:p>
            <text:p text:style-name="P1">'Yes!" </text:p>
            <text:p text:style-name="P1">Flushed with their victory, they started to run back up the passage, but as they reached the corner they heard something that made their hearts stop -- a high, petrified scream -- and it was coming from the chamber they'd just chained up. </text:p>
            <text:p text:style-name="P1">"Oh, no," said Ron, pale as the Bloody Baron. </text:p>
            <text:p text:style-name="P1">"It's the girls' bathroom!" Harry gasped. </text:p>
            <text:p text:style-name="P1">"Hermione!" they said together. </text:p>
            <text:p text:style-name="P1">It was the last thing they wanted to do, but what choice did they have? Wheeling around, they sprinted back to the door and turned the key, fumbling in their panic. Harry pulled the door open and they ran inside. </text:p>
            <text:p text:style-name="P1">Hermione Granger was shrinking against the wall opposite, looking as if she was about to faint. The troll was advancing on her, knocking the sinks off the walls as it went. </text:p>
            <text:p text:style-name="P1">"Confuse it!" Harry said desperately to Ron, and, seizing a tap, he threw it as hard as he could against the wall. </text:p>
            <text:p text:style-name="P1">The troll stopped a few feet from Hermione. It lumbered around, blinking stupidly, to see what had made the noise. Its mean little eyes saw Harry. It hesitated, then made for him instead, lifting its club as it went. </text:p>
            <text:p text:style-name="P1">"Oy, pea-brain!" yelled Ron from the other side of the chamber, and he threw a metal pipe at it. The troll didn't even seem to notice the pipe hitting its shoulder, but it heard the yell and paused again, turning its ugly snout toward Ron instead, giving <text:soft-page-break/>Harry time to run around it. </text:p>
            <text:p text:style-name="P1">"Come on, run, run!" Harry yelled at Hermione, trying to pull her toward the door, but she couldn't move, she was still flat against the wall, her mouth open with terror. </text:p>
            <text:p text:style-name="P1">The shouting and the echoes seemed to be driving the troll berserk. It roared again and started toward Ron, who was nearest and had no way to escape. </text:p>
            <text:p text:style-name="P1">Harry then did something that was both very brave and very stupid: He took a great running jump and managed to fasten his arms around the troll's neck from behind. The troll couldn't feel Harry hanging there, but even a troll will notice if you stick a long bit of wood up its nose, and Harry's wand had still been in his hand when he'd jumped -- it had gone straight up one of the troll's nostrils. </text:p>
            <text:p text:style-name="P1">Howling with pain, the troll twisted and flailed its club, with Harry clinging on for dear life; any second, the troll was going to rip him off or catch him a terrible blow with the club. </text:p>
            <text:p text:style-name="P1">Hermione had sunk to the floor in fright; Ron pulled out his own wand -- not knowing what he was going to do he heard himself cry the first spell that came into his head: "Wingardium Leviosa!" </text:p>
            <text:p text:style-name="P1">The club flew suddenly out of the troll's hand, rose high, high up into the air, turned slowly over -- and dropped, with a sickening crack, onto its owner's head. The troll swayed on the spot and then fell flat on its face, with a thud that made the whole room tremble. </text:p>
            <text:p text:style-name="P1">Harry got to his feet. He was shaking and out of breath. Ron was standing there with his wand still raised, staring at what he had done. </text:p>
            <text:p text:style-name="P1">It was Hermione who spoke first. </text:p>
            <text:p text:style-name="P1">"Is it -- dead?" </text:p>
            <text:p text:style-name="P1">I don't think so," said Harry, I think it's just been knocked out." </text:p>
            <text:p text:style-name="P1">He bent down and pulled his wand out of the troll's <text:soft-page-break/>nose. It was covered in what looked like lumpy gray glue. </text:p>
            <text:p text:style-name="P1">"Urgh -- troll boogers." </text:p>
            <text:p text:style-name="P1">He wiped it on the troll's trousers. </text:p>
            <text:p text:style-name="P1">A sudden slamming and loud footsteps made the three of them look up. </text:p>
            <text:p text:style-name="P1">They hadn't realized what a racket they had been making, but of course, someone downstairs must have heard the crashes and the troll's roars. A moment later, Professor McGonagall had come bursting into the room, closely followed by Snape, with Quirrell bringing up the rear. Quirrell took one look at the troll, let out a faint whimper, and sat quickly down on a toilet, clutching his heart. </text:p>
            <text:p text:style-name="P1">Snape bent over the troll. Professor McGonagall was looking at Ron and Harry. Harry had never seen her look so angry. Her lips were white. </text:p>
            <text:p text:style-name="P1">Hopes of winning fifty points for Gryffindor faded quickly from Harry's mind. </text:p>
            <text:p text:style-name="P1">"What on earth were you thinking of?" said Professor McGonagall, with cold fury in her voice. Harry looked at Ron, who was still standing with his wand in the air. "You're lucky you weren't killed. Why aren't you in your dormitory?" </text:p>
            <text:p text:style-name="P1">Snape gave Harry a swift, piercing look. Harry looked at the floor. He wished Ron would put his wand down. </text:p>
            <text:p text:style-name="P1">Then a small voice came out of the shadows. </text:p>
            <text:p text:style-name="P1">"Please, Professor McGonagall -- they were looking for me." </text:p>
            <text:p text:style-name="P1">"Miss Granger!" </text:p>
            <text:p text:style-name="P1">Hermione had managed to get to her feet at last. </text:p>
            <text:p text:style-name="P1">I went looking for the troll because I -- I thought I could deal with it on my own -- you know, because I've read all about them." </text:p>
            <text:p text:style-name="P1">Ron dropped his wand. Hermione Granger, telling a <text:soft-page-break/>downright lie to a teacher? "If they hadn't found me, I'd be dead now. Harry stuck his wand up its nose and Ron knocked it out with its own club. They didn't have time to come and fetch anyone. It was about to finish me off when they arrived." </text:p>
            <text:p text:style-name="P1">Harry and Ron tried to look as though this story wasn't new to them. </text:p>
            <text:p text:style-name="P1">"Well -- in that case..." said Professor McGonagall, staring at the three of them, "Miss Granger, you foolish girl, how could you think of tackling a mountain troll on your own?" </text:p>
            <text:p text:style-name="P1">Hermione hung her head. Harry was speechless. Hermione was the last person to do anything against the rules, and here she was, pretending she had, to get them out of trouble. It was as if Snape had started handing out sweets. </text:p>
            <text:p text:style-name="P1">"Miss Granger, five points will be taken from Gryffindor for this," said Professor McGonagall. "I'm very disappointed in you. If you're not hurt at all, you'd better get off to Gryffindor tower. Students are finishing the feast in their houses." </text:p>
            <text:p text:style-name="P1">Hermione left. </text:p>
            <text:p text:style-name="P1">Professor McGonagall turned to Harry and Ron. </text:p>
            <text:p text:style-name="P1">"Well, I still say you were lucky, but not many first years could have taken on a full-grown mountain troll. You each win Gryffindor five points. Professor Dumbledore will be informed of this. You may go." </text:p>
            <text:p text:style-name="P1">They hurried out of the chamber and didn't speak at all until they had climbed two floors up. It was a relief to be away from the smell of the troll, quite apart from anything else. </text:p>
            <text:p text:style-name="P1">"We should have gotten more than ten points," Ron grumbled. </text:p>
            <text:p text:style-name="P1">"Five, you mean, once she's taken off Hermione's." </text:p>
            <text:p text:style-name="P1">"Good of her to get us out of trouble like that," Ron admitted. "Mind you, we did save her." </text:p>
            <text:p text:style-name="P1"><text:soft-page-break/>"She might not have needed saving if we hadn't locked the thing in with her," Harry reminded him. </text:p>
            <text:p text:style-name="P1">They had reached the portrait of the Fat Lady. </text:p>
            <text:p text:style-name="P1">"Pig snout," they said and entered. </text:p>
            <text:p text:style-name="P1">The common room was packed and noisy. Everyone was eating the food that had been sent up. Hermione, however, stood alone by the door, waiting for them. There was a very embarrassed pause. Then, none of them looking at each other, they all said "Thanks," and hurried off to get plates. </text:p>
            <text:p text:style-name="P1">But from that moment on, Hermione Granger became their friend. There are some things you can't share without ending up liking each other, and knocking out a twelve-foot mountain troll is one of them.</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15T15:40:02.655000000</dc:date>
    <meta:editing-duration>PT9H16M</meta:editing-duration>
    <meta:editing-cycles>39</meta:editing-cycles>
    <meta:generator>LibreOffice/7.1.5.2$Windows_X86_64 LibreOffice_project/85f04e9f809797b8199d13c421bd8a2b025d52b5</meta:generator>
    <meta:document-statistic meta:table-count="1" meta:image-count="0" meta:object-count="0" meta:page-count="21" meta:paragraph-count="494" meta:word-count="8662" meta:character-count="50723" meta:non-whitespace-character-count="42388"/>
  </office:meta>
</office:document-meta>
</file>